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 style:master-page-name="">
      <style:table-properties style:width="6.9292in" fo:margin-left="0in" style:page-number="auto" table:align="left" style:writing-mode="lr-tb"/>
    </style:style>
    <style:style style:name="Table2.A" style:family="table-column">
      <style:table-column-properties style:column-width="0.9965in"/>
    </style:style>
    <style:style style:name="Table2.B" style:family="table-column">
      <style:table-column-properties style:column-width="1.0056in"/>
    </style:style>
    <style:style style:name="Table2.C" style:family="table-column">
      <style:table-column-properties style:column-width="0.9958in"/>
    </style:style>
    <style:style style:name="Table2.E" style:family="table-column">
      <style:table-column-properties style:column-width="2.9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056in"/>
    </style:style>
    <style:style style:name="Table3.C" style:family="table-column">
      <style:table-column-properties style:column-width="0.9958in"/>
    </style:style>
    <style:style style:name="Table3.E" style:family="table-column">
      <style:table-column-properties style:column-width="2.925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ace26"/>
    </style:style>
    <style:style style:name="P2" style:family="paragraph" style:parent-style-name="Standard">
      <style:text-properties officeooo:rsid="0011f2b0" officeooo:paragraph-rsid="0011f2b0"/>
    </style:style>
    <style:style style:name="P3" style:family="paragraph" style:parent-style-name="Standard">
      <style:text-properties officeooo:rsid="001364fd" officeooo:paragraph-rsid="001364fd"/>
    </style:style>
    <style:style style:name="P4" style:family="paragraph" style:parent-style-name="Standard">
      <style:text-properties officeooo:rsid="0013b895" officeooo:paragraph-rsid="0013b895"/>
    </style:style>
    <style:style style:name="P5" style:family="paragraph" style:parent-style-name="Standard">
      <style:text-properties officeooo:rsid="001d6ddb" officeooo:paragraph-rsid="001ebd97"/>
    </style:style>
    <style:style style:name="P6" style:family="paragraph" style:parent-style-name="Standard">
      <style:text-properties officeooo:rsid="001ebd97" officeooo:paragraph-rsid="001ebd97"/>
    </style:style>
    <style:style style:name="P7" style:family="paragraph" style:parent-style-name="Standard">
      <style:text-properties officeooo:rsid="0016ca61" officeooo:paragraph-rsid="0016ca61"/>
    </style:style>
    <style:style style:name="P8" style:family="paragraph" style:parent-style-name="Standard">
      <style:text-properties officeooo:rsid="001f444b" officeooo:paragraph-rsid="001f444b"/>
    </style:style>
    <style:style style:name="P9" style:family="paragraph" style:parent-style-name="Standard">
      <style:text-properties style:use-window-font-color="true" style:font-name="Times New Roman" fo:font-size="12pt" fo:language="en" fo:country="US" officeooo:rsid="0016ca61" officeooo:paragraph-rsid="0016e3ff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text-properties style:use-window-font-color="true" style:font-name="Times New Roman" fo:font-size="12pt" fo:language="en" fo:country="US" officeooo:rsid="003480dd" officeooo:paragraph-rsid="003480dd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text-properties style:use-window-font-color="true" style:font-name="Times New Roman" fo:font-size="12pt" fo:language="en" fo:country="US" officeooo:rsid="004195de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Heading_20_4">
      <style:text-properties style:use-window-font-color="true" style:font-name="Times New Roman" fo:font-size="12pt" fo:language="en" fo:country="US" officeooo:rsid="0016ca61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Text_20_body">
      <style:text-properties style:use-window-font-color="true" style:font-name="Times New Roman" fo:font-size="12pt" fo:language="en" fo:country="US" officeooo:rsid="0016ca61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Text_20_body">
      <style:text-properties style:use-window-font-color="true" style:font-name="Times New Roman" fo:font-size="12pt" fo:language="en" fo:country="US" officeooo:rsid="0016ca61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>
      <style:text-properties style:use-window-font-color="true" style:font-name="Times New Roman" fo:font-size="12pt" fo:language="en" fo:country="US" officeooo:rsid="002c126c" officeooo:paragraph-rsid="0047cdd7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text-properties style:use-window-font-color="true" style:font-name="Times New Roman" fo:font-size="12pt" fo:language="en" fo:country="US" officeooo:rsid="002ae786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Text_20_body">
      <style:text-properties style:use-window-font-color="true" style:font-name="Times New Roman" fo:font-size="12pt" fo:language="en" fo:country="US" officeooo:rsid="0016ca61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text-properties officeooo:rsid="0030ba07" officeooo:paragraph-rsid="0030ba07"/>
    </style:style>
    <style:style style:name="P22" style:family="paragraph" style:parent-style-name="Standard">
      <style:paragraph-properties fo:margin-top="0in" fo:margin-bottom="0in" style:contextual-spacing="false"/>
      <style:text-properties style:font-name="Courier" fo:font-size="8pt" officeooo:paragraph-rsid="0047cdd7" style:font-size-asian="8pt" style:font-size-complex="8pt"/>
    </style:style>
    <style:style style:name="P23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24" style:family="paragraph" style:parent-style-name="Standard">
      <style:paragraph-properties fo:margin-top="0in" fo:margin-bottom="0in" style:contextual-spacing="false"/>
      <style:text-properties officeooo:paragraph-rsid="0047cdd7"/>
    </style:style>
    <style:style style:name="P25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paragraph-properties style:snap-to-layout-grid="false"/>
    </style:style>
    <style:style style:name="P28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2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P3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34" style:family="paragraph" style:parent-style-name="Standard">
      <style:text-properties officeooo:rsid="00152e36" officeooo:paragraph-rsid="00152e36"/>
    </style:style>
    <style:style style:name="P35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text-properties officeooo:rsid="00154050" officeooo:paragraph-rsid="00154050"/>
    </style:style>
    <style:style style:name="P37" style:family="paragraph" style:parent-style-name="Standard">
      <style:text-properties style:font-name="Courier"/>
    </style:style>
    <style:style style:name="P38" style:family="paragraph" style:parent-style-name="Standard">
      <style:text-properties fo:font-size="12pt" style:font-size-asian="12pt" style:font-size-complex="12pt"/>
    </style:style>
    <style:style style:name="P39" style:family="paragraph" style:parent-style-name="Standard">
      <style:text-properties officeooo:rsid="0011f2b0" officeooo:paragraph-rsid="0011f2b0"/>
    </style:style>
    <style:style style:name="P40" style:family="paragraph" style:parent-style-name="Standard">
      <style:text-properties officeooo:rsid="001364fd" officeooo:paragraph-rsid="001364fd"/>
    </style:style>
    <style:style style:name="P41" style:family="paragraph" style:parent-style-name="Standard">
      <style:text-properties officeooo:rsid="0013b895" officeooo:paragraph-rsid="0013b895"/>
    </style:style>
    <style:style style:name="P42" style:family="paragraph" style:parent-style-name="Standard">
      <style:text-properties officeooo:rsid="0016ca61" officeooo:paragraph-rsid="0016ca61"/>
    </style:style>
    <style:style style:name="P43" style:family="paragraph" style:parent-style-name="Standard">
      <style:text-properties officeooo:rsid="001d6ddb" officeooo:paragraph-rsid="001d6ddb"/>
    </style:style>
    <style:style style:name="P44" style:family="paragraph" style:parent-style-name="Standard">
      <style:text-properties officeooo:rsid="001d6ddb" officeooo:paragraph-rsid="001ebd97"/>
    </style:style>
    <style:style style:name="P45" style:family="paragraph" style:parent-style-name="Standard">
      <style:text-properties officeooo:rsid="001ebd97" officeooo:paragraph-rsid="001ebd97"/>
    </style:style>
    <style:style style:name="P46" style:family="paragraph" style:parent-style-name="Standard">
      <style:text-properties officeooo:rsid="001f444b" officeooo:paragraph-rsid="001f444b"/>
    </style:style>
    <style:style style:name="P47" style:family="paragraph" style:parent-style-name="Standard">
      <style:text-properties officeooo:rsid="002d9e39" officeooo:paragraph-rsid="002d9e39"/>
    </style:style>
    <style:style style:name="P48" style:family="paragraph" style:parent-style-name="Standard">
      <style:text-properties officeooo:rsid="002f5544" officeooo:paragraph-rsid="002f5544"/>
    </style:style>
    <style:style style:name="P49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Text_20_body">
      <style:text-properties style:use-window-font-color="true" style:font-name="Times New Roman" fo:font-size="12pt" fo:language="en" fo:country="US" officeooo:rsid="0016ca61" officeooo:paragraph-rsid="002d9318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Text_20_body">
      <style:text-properties style:use-window-font-color="true" style:font-name="Times New Roman" fo:font-size="12pt" fo:language="en" fo:country="US" officeooo:rsid="0016ca61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Text_20_body">
      <style:text-properties style:use-window-font-color="true" style:font-name="Times New Roman" fo:font-size="12pt" fo:language="en" fo:country="US" officeooo:rsid="002ae786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5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56" style:family="paragraph" style:parent-style-name="Table_20_Contents">
      <style:text-properties officeooo:rsid="001364fd" officeooo:paragraph-rsid="001364fd"/>
    </style:style>
    <style:style style:name="P57" style:family="paragraph" style:parent-style-name="Table_20_Contents">
      <style:text-properties officeooo:rsid="00152e36" officeooo:paragraph-rsid="00152e36"/>
    </style:style>
    <style:style style:name="P58" style:family="paragraph" style:parent-style-name="Footnote">
      <style:text-properties officeooo:rsid="0021aa07" officeooo:paragraph-rsid="0021aa07"/>
    </style:style>
    <style:style style:name="P59" style:family="paragraph" style:parent-style-name="Standard">
      <style:text-properties style:use-window-font-color="true" style:font-name="Times New Roman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60" style:family="paragraph" style:parent-style-name="Standard">
      <style:text-properties style:use-window-font-color="true" style:font-name="Times New Roman" fo:font-size="12pt" fo:language="en" fo:country="US" officeooo:rsid="0016ca61" officeooo:paragraph-rsid="0016e3ff" style:font-name-asian="Times New Roman" style:font-size-asian="12pt" style:font-name-complex="Times New Roman" style:font-size-complex="12pt" style:language-complex="ar" style:country-complex="SA"/>
    </style:style>
    <style:style style:name="P61" style:family="paragraph" style:parent-style-name="Standard">
      <style:text-properties style:use-window-font-color="true" style:font-name="Times New Roman" fo:font-size="12pt" fo:language="en" fo:country="US" officeooo:rsid="003480dd" officeooo:paragraph-rsid="003480dd" style:font-name-asian="Times New Roman" style:font-size-asian="12pt" style:font-name-complex="Times New Roman" style:font-size-complex="12pt" style:language-complex="ar" style:country-complex="SA"/>
    </style:style>
    <style:style style:name="P62" style:family="paragraph" style:parent-style-name="Standard">
      <style:text-properties style:use-window-font-color="true" style:font-name="Times New Roman" fo:font-size="12pt" fo:language="en" fo:country="US" officeooo:rsid="004195de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Standard" style:list-style-name="L3"/>
    <style:style style:name="P64" style:family="paragraph" style:parent-style-name="Standard" style:list-style-name="L4">
      <style:text-properties officeooo:paragraph-rsid="003ace26"/>
    </style:style>
    <style:style style:name="P65" style:family="paragraph" style:parent-style-name="Standard" style:list-style-name="L5"/>
    <style:style style:name="P66" style:family="paragraph" style:parent-style-name="Standard" style:list-style-name="L6"/>
    <style:style style:name="P67" style:family="paragraph" style:parent-style-name="Standard" style:list-style-name="L7">
      <style:text-properties officeooo:rsid="001ebd97" officeooo:paragraph-rsid="001ebd97"/>
    </style:style>
    <style:style style:name="P68" style:family="paragraph" style:parent-style-name="Standard">
      <style:text-properties officeooo:rsid="001ebd97" officeooo:paragraph-rsid="001ebd97"/>
    </style:style>
    <style:style style:name="P69" style:family="paragraph" style:parent-style-name="Standard" style:list-style-name="L8">
      <style:text-properties officeooo:rsid="0030ba07" officeooo:paragraph-rsid="0030ba07"/>
    </style:style>
    <style:style style:name="P70" style:family="paragraph" style:parent-style-name="Standard">
      <style:text-properties officeooo:rsid="0030ba07" officeooo:paragraph-rsid="0030ba07"/>
    </style:style>
    <style:style style:name="P71" style:family="paragraph" style:parent-style-name="Standard">
      <style:text-properties officeooo:paragraph-rsid="003ace26"/>
    </style:style>
    <style:style style:name="P72" style:family="paragraph" style:parent-style-name="Standard">
      <style:text-properties officeooo:rsid="0011f2b0" officeooo:paragraph-rsid="0011f2b0"/>
    </style:style>
    <style:style style:name="P73" style:family="paragraph" style:parent-style-name="Standard">
      <style:text-properties officeooo:rsid="001364fd" officeooo:paragraph-rsid="001364fd"/>
    </style:style>
    <style:style style:name="P74" style:family="paragraph" style:parent-style-name="Standard">
      <style:text-properties officeooo:rsid="0013b895" officeooo:paragraph-rsid="0013b895"/>
    </style:style>
    <style:style style:name="P75" style:family="paragraph" style:parent-style-name="Standard">
      <style:text-properties officeooo:rsid="001d6ddb" officeooo:paragraph-rsid="001ebd97"/>
    </style:style>
    <style:style style:name="P76" style:family="paragraph" style:parent-style-name="Standard">
      <style:text-properties officeooo:rsid="0016ca61" officeooo:paragraph-rsid="0016ca61"/>
    </style:style>
    <style:style style:name="P77" style:family="paragraph" style:parent-style-name="Standard">
      <style:text-properties officeooo:rsid="001f444b" officeooo:paragraph-rsid="001f444b"/>
    </style:style>
    <style:style style:name="P78" style:family="paragraph" style:parent-style-name="Standard">
      <style:text-properties fo:font-size="12pt" officeooo:rsid="003d8f11" officeooo:paragraph-rsid="003d8f11" style:font-size-asian="12pt" style:font-size-complex="12pt"/>
    </style:style>
    <style:style style:name="P79" style:family="paragraph" style:parent-style-name="Standard">
      <style:text-properties officeooo:rsid="0048173c" officeooo:paragraph-rsid="0048173c"/>
    </style:style>
    <style:style style:name="P80" style:family="paragraph" style:parent-style-name="Standard" style:list-style-name="L9">
      <style:text-properties officeooo:rsid="0048173c" officeooo:paragraph-rsid="0048173c"/>
    </style:style>
    <style:style style:name="P81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82" style:family="paragraph" style:parent-style-name="Standard">
      <style:paragraph-properties fo:margin-top="0in" fo:margin-bottom="0in" style:contextual-spacing="false"/>
      <style:text-properties style:font-name="Courier" fo:font-size="8pt" officeooo:paragraph-rsid="0047cdd7" style:font-size-asian="8pt" style:font-size-complex="8pt"/>
    </style:style>
    <style:style style:name="P83" style:family="paragraph" style:parent-style-name="Standard">
      <style:paragraph-properties fo:margin-top="0in" fo:margin-bottom="0in" style:contextual-spacing="false"/>
      <style:text-properties officeooo:paragraph-rsid="0047cdd7"/>
    </style:style>
    <style:style style:name="P84" style:family="paragraph" style:parent-style-name="Text_20_body">
      <style:text-properties style:use-window-font-color="true" style:font-name="Times New Roman" fo:font-size="12pt" fo:language="en" fo:country="US" officeooo:rsid="0036157f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85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86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87" style:family="paragraph" style:parent-style-name="Text_20_body">
      <style:text-properties style:use-window-font-color="true" style:font-name="Times New Roman" fo:font-size="12pt" fo:language="en" fo:country="US" officeooo:rsid="0016ca61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88" style:family="paragraph" style:parent-style-name="Text_20_body">
      <style:text-properties style:use-window-font-color="true" style:font-name="Times New Roman" fo:font-size="12pt" fo:language="en" fo:country="US" officeooo:rsid="0016ca61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89" style:family="paragraph" style:parent-style-name="Text_20_body">
      <style:text-properties style:use-window-font-color="true" style:font-name="Times New Roman" fo:font-size="12pt" fo:language="en" fo:country="US" officeooo:rsid="0016ca61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90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91" style:family="paragraph" style:parent-style-name="Text_20_body">
      <style:text-properties style:use-window-font-color="true" style:font-name="Times New Roman" fo:font-size="12pt" fo:language="en" fo:country="US" officeooo:rsid="002ae786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92" style:family="paragraph" style:parent-style-name="Text_20_body">
      <style:text-properties style:use-window-font-color="true" style:font-name="Times New Roman" fo:font-size="12pt" fo:language="en" fo:country="US" officeooo:rsid="002c126c" officeooo:paragraph-rsid="0047cdd7" style:font-name-asian="Times New Roman" style:font-size-asian="12pt" style:font-name-complex="Times New Roman" style:font-size-complex="12pt" style:language-complex="ar" style:country-complex="SA"/>
    </style:style>
    <style:style style:name="P93" style:family="paragraph" style:parent-style-name="Heading_20_1" style:list-style-name="Numbering_20_2">
      <style:paragraph-properties fo:break-before="page"/>
    </style:style>
    <style:style style:name="P94" style:family="paragraph" style:parent-style-name="Heading_20_1" style:master-page-name="First_20_Page">
      <style:paragraph-properties style:page-number="auto"/>
    </style:style>
    <style:style style:name="P95" style:family="paragraph" style:parent-style-name="Footnote">
      <style:text-properties officeooo:rsid="004195de" officeooo:paragraph-rsid="004195de"/>
    </style:style>
    <style:style style:name="P96" style:family="paragraph" style:parent-style-name="Table_20_Contents">
      <style:paragraph-properties fo:margin-top="0in" fo:margin-bottom="0in" style:contextual-spacing="false"/>
      <style:text-properties officeooo:rsid="001364fd" officeooo:paragraph-rsid="001364fd"/>
    </style:style>
    <style:style style:name="P97" style:family="paragraph" style:parent-style-name="Heading_20_4">
      <style:text-properties officeooo:paragraph-rsid="0028d990"/>
    </style:style>
    <style:style style:name="P98" style:family="paragraph" style:parent-style-name="Heading_20_4">
      <style:text-properties officeooo:rsid="002ae786" officeooo:paragraph-rsid="002ae786"/>
    </style:style>
    <style:style style:name="P99" style:family="paragraph" style:parent-style-name="Heading_20_4">
      <style:text-properties officeooo:rsid="0036157f" officeooo:paragraph-rsid="0036157f"/>
    </style:style>
    <style:style style:name="P100" style:family="paragraph" style:parent-style-name="Heading_20_4">
      <style:text-properties style:use-window-font-color="true" style:font-name="Times New Roman" fo:font-size="12pt" fo:language="en" fo:country="US" officeooo:rsid="0016ca61" officeooo:paragraph-rsid="004195de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5" style:family="paragraph">
      <style:paragraph-properties style:writing-mode="lr-tb"/>
    </style:style>
    <style:style style:name="P10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use-window-font-color="true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officeooo:rsid="001364fd"/>
    </style:style>
    <style:style style:name="T3" style:family="text">
      <style:text-properties officeooo:rsid="00154050"/>
    </style:style>
    <style:style style:name="T4" style:family="text">
      <style:text-properties officeooo:rsid="0016e3ff"/>
    </style:style>
    <style:style style:name="T5" style:family="text">
      <style:text-properties style:use-window-font-color="true" style:font-name="Times New Roman" fo:font-size="12pt" fo:language="en" fo:country="US" officeooo:rsid="0016ca61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351917"/>
    </style:style>
    <style:style style:name="T7" style:family="text">
      <style:text-properties officeooo:rsid="0016ca61"/>
    </style:style>
    <style:style style:name="T8" style:family="text">
      <style:text-properties officeooo:rsid="00345917"/>
    </style:style>
    <style:style style:name="T9" style:family="text">
      <style:text-properties officeooo:rsid="002ae786"/>
    </style:style>
    <style:style style:name="T10" style:family="text">
      <style:text-properties officeooo:rsid="0036157f"/>
    </style:style>
    <style:style style:name="T11" style:family="text">
      <style:text-properties officeooo:rsid="002748af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style:font-size-asian="9pt"/>
    </style:style>
    <style:style style:name="T15" style:family="text">
      <style:text-properties officeooo:rsid="00154050"/>
    </style:style>
    <style:style style:name="T1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Times New Roman" fo:font-size="12pt" fo:language="en" fo:country="US" officeooo:rsid="0016ca61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en" fo:country="US" officeooo:rsid="001364fd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Times New Roman" fo:font-size="12pt" fo:language="en" fo:country="US" officeooo:rsid="004195de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officeooo:rsid="001364fd"/>
    </style:style>
    <style:style style:name="T26" style:family="text">
      <style:text-properties officeooo:rsid="0016ca61"/>
    </style:style>
    <style:style style:name="T27" style:family="text">
      <style:text-properties officeooo:rsid="0016e3ff"/>
    </style:style>
    <style:style style:name="T28" style:family="text">
      <style:text-properties officeooo:rsid="001f444b"/>
    </style:style>
    <style:style style:name="T29" style:family="text">
      <style:text-properties officeooo:rsid="0021aa07"/>
    </style:style>
    <style:style style:name="T30" style:family="text">
      <style:text-properties officeooo:rsid="0022304b"/>
    </style:style>
    <style:style style:name="T31" style:family="text">
      <style:text-properties officeooo:rsid="002748af"/>
    </style:style>
    <style:style style:name="T32" style:family="text">
      <style:text-properties officeooo:rsid="0028d990"/>
    </style:style>
    <style:style style:name="T33" style:family="text">
      <style:text-properties officeooo:rsid="002ae786"/>
    </style:style>
    <style:style style:name="T34" style:family="text">
      <style:text-properties officeooo:rsid="002c126c"/>
    </style:style>
    <style:style style:name="T35" style:family="text">
      <style:text-properties officeooo:rsid="002d9318"/>
    </style:style>
    <style:style style:name="T36" style:family="text">
      <style:text-properties officeooo:rsid="0030f51b"/>
    </style:style>
    <style:style style:name="T37" style:family="text">
      <style:text-properties officeooo:rsid="00345917"/>
    </style:style>
    <style:style style:name="T38" style:family="text">
      <style:text-properties officeooo:rsid="00351917"/>
    </style:style>
    <style:style style:name="T39" style:family="text">
      <style:text-properties officeooo:rsid="0036157f"/>
    </style:style>
    <style:style style:name="T40" style:family="text">
      <style:text-properties officeooo:rsid="003ace26"/>
    </style:style>
    <style:style style:name="T41" style:family="text">
      <style:text-properties officeooo:rsid="003c82eb"/>
    </style:style>
    <style:style style:name="T42" style:family="text">
      <style:text-properties style:font-weight-complex="bold"/>
    </style:style>
    <style:style style:name="T43" style:family="text">
      <style:text-properties officeooo:rsid="001574eb" style:font-weight-complex="bold"/>
    </style:style>
    <style:style style:name="T44" style:family="text">
      <style:text-properties officeooo:rsid="003d8f11"/>
    </style:style>
    <style:style style:name="T45" style:family="text">
      <style:text-properties officeooo:rsid="003eceeb"/>
    </style:style>
    <style:style style:name="T46" style:family="text">
      <style:text-properties officeooo:rsid="003f0262"/>
    </style:style>
    <style:style style:name="T47" style:family="text">
      <style:text-properties officeooo:rsid="004195de"/>
    </style:style>
    <style:style style:name="T48" style:family="text">
      <style:text-properties officeooo:rsid="00428ae5"/>
    </style:style>
    <style:style style:name="T49" style:family="text">
      <style:text-properties officeooo:rsid="004485ca"/>
    </style:style>
    <style:style style:name="T50" style:family="text">
      <style:text-properties officeooo:rsid="0047cdd7"/>
    </style:style>
    <style:style style:name="T51" style:family="text">
      <style:text-properties officeooo:rsid="0048173c"/>
    </style:style>
    <style:style style:name="T5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15200192" text:id="ct115200192">
          <text:insertion>
            <office:change-info>
              <dc:creator>Balazs Racz</dc:creator>
              <dc:date>2015-02-15T16:04:00</dc:date>
            </office:change-info>
          </text:insertion>
        </text:changed-region>
        <text:changed-region xml:id="ct72066016" text:id="ct72066016">
          <text:deletion>
            <office:change-info>
              <dc:creator>Balazs Racz</dc:creator>
              <dc:date>2015-02-15T15:33:00</dc:date>
            </office:change-info>
            <text:p text:style-name="Standard"><text:s/></text:p>
          </text:deletion>
        </text:changed-region>
        <text:changed-region xml:id="ct53573152" text:id="ct53573152">
          <text:insertion>
            <office:change-info>
              <dc:creator>Balazs Racz</dc:creator>
              <dc:date>2015-02-15T15:34:00</dc:date>
            </office:change-info>
          </text:insertion>
        </text:changed-region>
        <text:changed-region xml:id="ct86041648" text:id="ct86041648">
          <text:deletion>
            <office:change-info>
              <dc:creator>Balazs Racz</dc:creator>
              <dc:date>2015-02-15T15:35:00</dc:date>
            </office:change-info>
            <text:p text:style-name="P1">Standard: </text:p>
          </text:deletion>
        </text:changed-region>
        <text:changed-region xml:id="ct86300160" text:id="ct86300160">
          <text:insertion>
            <office:change-info>
              <dc:creator>Balazs Racz</dc:creator>
              <dc:date>2015-02-15T15:35:00</dc:date>
            </office:change-info>
          </text:insertion>
        </text:changed-region>
        <text:changed-region xml:id="ct40140208" text:id="ct40140208">
          <text:insertion>
            <office:change-info>
              <dc:creator>Balazs Racz</dc:creator>
              <dc:date>2015-02-15T16:34:00</dc:date>
            </office:change-info>
          </text:insertion>
        </text:changed-region>
        <text:changed-region xml:id="ct30465424" text:id="ct30465424">
          <text:insertion>
            <office:change-info>
              <dc:creator>Balazs Racz</dc:creator>
              <dc:date>2015-02-15T16:35:00</dc:date>
            </office:change-info>
          </text:insertion>
        </text:changed-region>
        <text:changed-region xml:id="ct51690016" text:id="ct51690016">
          <text:insertion>
            <office:change-info>
              <dc:creator>Balazs Racz</dc:creator>
              <dc:date>2015-02-15T15:35:00</dc:date>
            </office:change-info>
          </text:insertion>
        </text:changed-region>
        <text:changed-region xml:id="ct86545344" text:id="ct86545344">
          <text:insertion>
            <office:change-info>
              <dc:creator>Balazs Racz</dc:creator>
              <dc:date>2015-02-15T15:35:00</dc:date>
            </office:change-info>
          </text:insertion>
        </text:changed-region>
        <text:changed-region xml:id="ct39614208" text:id="ct39614208">
          <text:deletion>
            <office:change-info>
              <dc:creator>Balazs Racz</dc:creator>
              <dc:date>2015-02-15T16:34:00</dc:date>
            </office:change-info>
            <text:h text:style-name="Heading_20_1" text:outline-level="1">n</text:h>
          </text:deletion>
        </text:changed-region>
        <text:changed-region xml:id="ct131542240" text:id="ct131542240">
          <text:insertion>
            <office:change-info>
              <dc:creator>Balazs Racz</dc:creator>
              <dc:date>2015-02-15T16:34:00</dc:date>
            </office:change-info>
          </text:insertion>
        </text:changed-region>
        <text:changed-region xml:id="ct103739616" text:id="ct103739616">
          <text:insertion>
            <office:change-info>
              <dc:creator>Balazs Racz</dc:creator>
              <dc:date>2015-02-15T15:42:00</dc:date>
            </office:change-info>
          </text:insertion>
        </text:changed-region>
        <text:changed-region xml:id="ct76800640" text:id="ct76800640">
          <text:deletion>
            <office:change-info>
              <dc:creator>Balazs Racz</dc:creator>
              <dc:date>2015-02-15T15:42:00</dc:date>
            </office:change-info>
            <text:p text:style-name="Standard"><text:span text:style-name="T1">the</text:span></text:p>
          </text:deletion>
        </text:changed-region>
        <text:changed-region xml:id="ct100549120" text:id="ct100549120">
          <text:deletion>
            <office:change-info>
              <dc:creator>Balazs Racz</dc:creator>
              <dc:date>2015-02-15T15:42:00</dc:date>
            </office:change-info>
            <text:p text:style-name="Standard"><text:span text:style-name="T1">particular</text:span></text:p>
          </text:deletion>
        </text:changed-region>
        <text:changed-region xml:id="ct103647808" text:id="ct103647808">
          <text:insertion>
            <office:change-info>
              <dc:creator>Balazs Racz</dc:creator>
              <dc:date>2015-02-15T15:42:00</dc:date>
            </office:change-info>
          </text:insertion>
        </text:changed-region>
        <text:changed-region xml:id="ct89087632" text:id="ct89087632">
          <text:deletion>
            <office:change-info>
              <dc:creator>Balazs Racz</dc:creator>
              <dc:date>2015-02-15T15:36:00</dc:date>
            </office:change-info>
            <text:p text:style-name="Standard"><text:span text:style-name="T1">check</text:span></text:p>
          </text:deletion>
        </text:changed-region>
        <text:changed-region xml:id="ct99598496" text:id="ct99598496">
          <text:deletion>
            <office:change-info>
              <dc:creator>Balazs Racz</dc:creator>
              <dc:date>2015-02-15T15:37:00</dc:date>
            </office:change-info>
            <text:p text:style-name="Standard"><text:span text:style-name="T1"><text:s/>this</text:span></text:p>
          </text:deletion>
        </text:changed-region>
        <text:changed-region xml:id="ct90285632" text:id="ct90285632">
          <text:insertion>
            <office:change-info>
              <dc:creator>Balazs Racz</dc:creator>
              <dc:date>2015-02-15T15:37:00</dc:date>
            </office:change-info>
          </text:insertion>
        </text:changed-region>
        <text:changed-region xml:id="ct100431008" text:id="ct100431008">
          <text:insertion>
            <office:change-info>
              <dc:creator>Balazs Racz</dc:creator>
              <dc:date>2015-02-15T15:43:00</dc:date>
            </office:change-info>
          </text:insertion>
        </text:changed-region>
        <text:changed-region xml:id="ct90286112" text:id="ct90286112">
          <text:insertion>
            <office:change-info>
              <dc:creator>Balazs Racz</dc:creator>
              <dc:date>2015-02-15T15:43:00</dc:date>
            </office:change-info>
          </text:insertion>
        </text:changed-region>
        <text:changed-region xml:id="ct89200368" text:id="ct89200368">
          <text:insertion>
            <office:change-info>
              <dc:creator>Balazs Racz</dc:creator>
              <dc:date>2015-02-15T15:44:00</dc:date>
            </office:change-info>
          </text:insertion>
        </text:changed-region>
        <text:changed-region xml:id="ct100082688" text:id="ct100082688">
          <text:deletion>
            <office:change-info>
              <dc:creator>Balazs Racz</dc:creator>
              <dc:date>2015-02-15T15:37:00</dc:date>
            </office:change-info>
            <text:p text:style-name="P2">included</text:p>
          </text:deletion>
        </text:changed-region>
        <text:changed-region xml:id="ct100071328" text:id="ct100071328">
          <text:insertion>
            <office:change-info>
              <dc:creator>Balazs Racz</dc:creator>
              <dc:date>2015-02-15T15:37:00</dc:date>
            </office:change-info>
          </text:insertion>
        </text:changed-region>
        <text:changed-region xml:id="ct100182368" text:id="ct100182368">
          <text:insertion>
            <office:change-info>
              <dc:creator>Balazs Racz</dc:creator>
              <dc:date>2015-02-15T15:37:00</dc:date>
            </office:change-info>
          </text:insertion>
        </text:changed-region>
        <text:changed-region xml:id="ct100257056" text:id="ct100257056">
          <text:deletion>
            <office:change-info>
              <dc:creator>Balazs Racz</dc:creator>
              <dc:date>2015-02-15T15:37:00</dc:date>
            </office:change-info>
            <text:p text:style-name="P2"><text:span text:style-name="T2">E</text:span></text:p>
          </text:deletion>
        </text:changed-region>
        <text:changed-region xml:id="ct64911056" text:id="ct64911056">
          <text:deletion>
            <office:change-info>
              <dc:creator>Balazs Racz</dc:creator>
              <dc:date>2015-02-15T15:38:00</dc:date>
            </office:change-info>
            <text:p text:style-name="P2"><text:span text:style-name="T2">Element</text:span></text:p>
          </text:deletion>
        </text:changed-region>
        <text:changed-region xml:id="ct100905040" text:id="ct100905040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64995232" text:id="ct64995232">
          <text:deletion>
            <office:change-info>
              <dc:creator>Balazs Racz</dc:creator>
              <dc:date>2015-02-15T15:38:00</dc:date>
            </office:change-info>
            <text:p text:style-name="P2"><text:span text:style-name="T2">Element</text:span></text:p>
          </text:deletion>
        </text:changed-region>
        <text:changed-region xml:id="ct100906816" text:id="ct100906816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1066208" text:id="ct101066208">
          <text:deletion>
            <office:change-info>
              <dc:creator>Balazs Racz</dc:creator>
              <dc:date>2015-02-15T15:38:00</dc:date>
            </office:change-info>
            <text:p text:style-name="P2"><text:span text:style-name="T2">Element</text:span></text:p>
          </text:deletion>
        </text:changed-region>
        <text:changed-region xml:id="ct51191936" text:id="ct51191936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1009648" text:id="ct101009648">
          <text:deletion>
            <office:change-info>
              <dc:creator>Balazs Racz</dc:creator>
              <dc:date>2015-02-15T15:38:00</dc:date>
            </office:change-info>
            <text:p text:style-name="P2"><text:span text:style-name="T2">Element</text:span></text:p>
          </text:deletion>
        </text:changed-region>
        <text:changed-region xml:id="ct101063216" text:id="ct101063216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1067504" text:id="ct101067504">
          <text:deletion>
            <office:change-info>
              <dc:creator>Balazs Racz</dc:creator>
              <dc:date>2015-02-15T15:38:00</dc:date>
            </office:change-info>
            <text:p text:style-name="P3">Element</text:p>
          </text:deletion>
        </text:changed-region>
        <text:changed-region xml:id="ct101105824" text:id="ct101105824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7912832" text:id="ct107912832">
          <text:insertion>
            <office:change-info>
              <dc:creator>Balazs Racz</dc:creator>
              <dc:date>2015-02-15T15:45:00</dc:date>
            </office:change-info>
          </text:insertion>
        </text:changed-region>
        <text:changed-region xml:id="ct107345952" text:id="ct107345952">
          <text:deletion>
            <office:change-info>
              <dc:creator>Balazs Racz</dc:creator>
              <dc:date>2015-02-15T15:45:00</dc:date>
            </office:change-info>
            <text:p text:style-name="P3"><text:s/>`fixed=”1”', </text:p>
          </text:deletion>
        </text:changed-region>
        <text:changed-region xml:id="ct88149120" text:id="ct88149120">
          <text:insertion>
            <office:change-info>
              <dc:creator>Balazs Racz</dc:creator>
              <dc:date>2015-02-15T15:45:00</dc:date>
            </office:change-info>
          </text:insertion>
        </text:changed-region>
        <text:changed-region xml:id="ct101072144" text:id="ct101072144">
          <text:deletion>
            <office:change-info>
              <dc:creator>Balazs Racz</dc:creator>
              <dc:date>2015-02-15T15:38:00</dc:date>
            </office:change-info>
            <text:p text:style-name="P3">Element</text:p>
          </text:deletion>
        </text:changed-region>
        <text:changed-region xml:id="ct101072544" text:id="ct101072544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7809040" text:id="ct107809040">
          <text:insertion>
            <office:change-info>
              <dc:creator>Balazs Racz</dc:creator>
              <dc:date>2015-02-15T15:45:00</dc:date>
            </office:change-info>
          </text:insertion>
        </text:changed-region>
        <text:changed-region xml:id="ct107343120" text:id="ct107343120">
          <text:deletion>
            <office:change-info>
              <dc:creator>Balazs Racz</dc:creator>
              <dc:date>2015-02-15T15:45:00</dc:date>
            </office:change-info>
            <text:p text:style-name="P3">`var=”1”', </text:p>
          </text:deletion>
        </text:changed-region>
        <text:changed-region xml:id="ct101011984" text:id="ct101011984">
          <text:deletion>
            <office:change-info>
              <dc:creator>Balazs Racz</dc:creator>
              <dc:date>2015-02-15T15:38:00</dc:date>
            </office:change-info>
            <text:p text:style-name="P4">Element</text:p>
          </text:deletion>
        </text:changed-region>
        <text:changed-region xml:id="ct99872544" text:id="ct99872544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90916816" text:id="ct90916816">
          <text:deletion>
            <office:change-info>
              <dc:creator>Balazs Racz</dc:creator>
              <dc:date>2015-02-15T15:38:00</dc:date>
            </office:change-info>
            <text:p text:style-name="P4">Element</text:p>
          </text:deletion>
        </text:changed-region>
        <text:changed-region xml:id="ct101084400" text:id="ct101084400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1222976" text:id="ct101222976">
          <text:insertion>
            <office:change-info>
              <dc:creator>Balazs Racz</dc:creator>
              <dc:date>2015-02-15T15:38:00</dc:date>
            </office:change-info>
          </text:insertion>
        </text:changed-region>
        <text:changed-region xml:id="ct101869344" text:id="ct101869344">
          <text:deletion>
            <office:change-info>
              <dc:creator>Balazs Racz</dc:creator>
              <dc:date>2015-02-15T15:39:00</dc:date>
            </office:change-info>
            <text:p text:style-name="Standard"><text:span text:style-name="T3">n</text:span></text:p>
          </text:deletion>
        </text:changed-region>
        <text:changed-region xml:id="ct101885696" text:id="ct101885696">
          <text:insertion>
            <office:change-info>
              <dc:creator>Balazs Racz</dc:creator>
              <dc:date>2015-02-15T15:39:00</dc:date>
            </office:change-info>
          </text:insertion>
        </text:changed-region>
        <text:changed-region xml:id="ct101326752" text:id="ct101326752">
          <text:deletion>
            <office:change-info>
              <dc:creator>Balazs Racz</dc:creator>
              <dc:date>2015-02-15T15:39:00</dc:date>
            </office:change-info>
            <text:p text:style-name="P5">Element</text:p>
          </text:deletion>
        </text:changed-region>
        <text:changed-region xml:id="ct102038848" text:id="ct102038848">
          <text:insertion>
            <office:change-info>
              <dc:creator>Balazs Racz</dc:creator>
              <dc:date>2015-02-15T15:39:00</dc:date>
            </office:change-info>
          </text:insertion>
        </text:changed-region>
        <text:changed-region xml:id="ct107982848" text:id="ct107982848">
          <text:deletion>
            <office:change-info>
              <dc:creator>Balazs Racz</dc:creator>
              <dc:date>2015-02-15T15:56:00</dc:date>
            </office:change-info>
            <text:p text:style-name="P5"><text:s/>&lt;bit&gt;,</text:p>
          </text:deletion>
        </text:changed-region>
        <text:changed-region xml:id="ct107200976" text:id="ct107200976">
          <text:insertion>
            <office:change-info>
              <dc:creator>Balazs Racz</dc:creator>
              <dc:date>2015-02-15T15:56:00</dc:date>
            </office:change-info>
          </text:insertion>
        </text:changed-region>
        <text:changed-region xml:id="ct109787424" text:id="ct109787424">
          <text:insertion>
            <office:change-info>
              <dc:creator>Balazs Racz</dc:creator>
              <dc:date>2015-02-15T15:56:00</dc:date>
            </office:change-info>
          </text:insertion>
        </text:changed-region>
        <text:changed-region xml:id="ct109876688" text:id="ct109876688">
          <text:insertion>
            <office:change-info>
              <dc:creator>Balazs Racz</dc:creator>
              <dc:date>2015-02-15T15:57:00</dc:date>
            </office:change-info>
          </text:insertion>
        </text:changed-region>
        <text:changed-region xml:id="ct53134640" text:id="ct53134640">
          <text:deletion>
            <office:change-info>
              <dc:creator>Balazs Racz</dc:creator>
              <dc:date>2015-02-15T15:57:00</dc:date>
            </office:change-info>
            <text:p text:style-name="P6">shall</text:p>
          </text:deletion>
        </text:changed-region>
        <text:changed-region xml:id="ct110518544" text:id="ct110518544">
          <text:insertion>
            <office:change-info>
              <dc:creator>Balazs Racz</dc:creator>
              <dc:date>2015-02-15T15:57:00</dc:date>
            </office:change-info>
          </text:insertion>
        </text:changed-region>
        <text:changed-region xml:id="ct110769952" text:id="ct110769952">
          <text:deletion>
            <office:change-info>
              <dc:creator>Balazs Racz</dc:creator>
              <dc:date>2015-02-15T15:57:00</dc:date>
            </office:change-info>
            <text:p text:style-name="P6"><text:s/>be</text:p>
          </text:deletion>
        </text:changed-region>
        <text:changed-region xml:id="ct113428768" text:id="ct113428768">
          <text:deletion>
            <office:change-info>
              <dc:creator>Balazs Racz</dc:creator>
              <dc:date>2015-02-15T16:03:00</dc:date>
            </office:change-info>
            <text:p text:style-name="P6">.</text:p>
          </text:deletion>
        </text:changed-region>
        <text:changed-region xml:id="ct113482640" text:id="ct113482640">
          <text:insertion>
            <office:change-info>
              <dc:creator>Balazs Racz</dc:creator>
              <dc:date>2015-02-15T16:03:00</dc:date>
            </office:change-info>
          </text:insertion>
        </text:changed-region>
        <text:changed-region xml:id="ct102059888" text:id="ct102059888">
          <text:deletion>
            <office:change-info>
              <dc:creator>Balazs Racz</dc:creator>
              <dc:date>2015-02-15T15:39:00</dc:date>
            </office:change-info>
            <text:p text:style-name="P7">Element</text:p>
          </text:deletion>
        </text:changed-region>
        <text:changed-region xml:id="ct102145680" text:id="ct102145680">
          <text:insertion>
            <office:change-info>
              <dc:creator>Balazs Racz</dc:creator>
              <dc:date>2015-02-15T15:39:00</dc:date>
            </office:change-info>
          </text:insertion>
        </text:changed-region>
        <text:changed-region xml:id="ct103828896" text:id="ct103828896">
          <text:deletion>
            <office:change-info>
              <dc:creator>Balazs Racz</dc:creator>
              <dc:date>2015-02-15T15:59:00</dc:date>
            </office:change-info>
            <text:p text:style-name="P7"><text:s/>occupying a contiguous memory area</text:p>
          </text:deletion>
        </text:changed-region>
        <text:changed-region xml:id="ct112073440" text:id="ct112073440">
          <text:deletion>
            <office:change-info>
              <dc:creator>Balazs Racz</dc:creator>
              <dc:date>2015-02-15T15:59:00</dc:date>
            </office:change-info>
            <text:p text:style-name="P7"><text:span text:style-name="T4">Nodes</text:span></text:p>
          </text:deletion>
        </text:changed-region>
        <text:changed-region xml:id="ct112184624" text:id="ct112184624">
          <text:insertion>
            <office:change-info>
              <dc:creator>Balazs Racz</dc:creator>
              <dc:date>2015-02-15T15:59:00</dc:date>
            </office:change-info>
          </text:insertion>
        </text:changed-region>
        <text:changed-region xml:id="ct91160160" text:id="ct91160160">
          <text:deletion>
            <office:change-info>
              <dc:creator>Balazs Racz</dc:creator>
              <dc:date>2015-02-15T15:39:00</dc:date>
            </office:change-info>
            <text:p text:style-name="P8"><text:span text:style-name="T5">Element</text:span></text:p>
          </text:deletion>
        </text:changed-region>
        <text:changed-region xml:id="ct102068064" text:id="ct102068064">
          <text:insertion>
            <office:change-info>
              <dc:creator>Balazs Racz</dc:creator>
              <dc:date>2015-02-15T15:39:00</dc:date>
            </office:change-info>
          </text:insertion>
        </text:changed-region>
        <text:changed-region xml:id="ct112668992" text:id="ct112668992">
          <text:insertion>
            <office:change-info>
              <dc:creator>Balazs Racz</dc:creator>
              <dc:date>2015-02-15T16:01:00</dc:date>
            </office:change-info>
          </text:insertion>
        </text:changed-region>
        <text:changed-region xml:id="ct111689456" text:id="ct111689456">
          <text:deletion>
            <office:change-info>
              <dc:creator>Balazs Racz</dc:creator>
              <dc:date>2015-02-15T16:02:00</dc:date>
            </office:change-info>
            <text:p text:style-name="P9">The Address of a &lt;group&gt; is defined as the <text:span text:style-name="T6">End </text:span>Address of the previous Element plus the value of the attribute `offset'.</text:p>
            <text:p text:style-name="P9"/>
          </text:deletion>
        </text:changed-region>
        <text:changed-region xml:id="ct113096320" text:id="ct113096320">
          <text:deletion>
            <office:change-info>
              <dc:creator>Balazs Racz</dc:creator>
              <dc:date>2015-02-15T16:02:00</dc:date>
            </office:change-info>
            <text:p text:style-name="P9">, with a Data Element of size 0 (zero) separating the individual instances.</text:p>
          </text:deletion>
        </text:changed-region>
        <text:changed-region xml:id="ct70018704" text:id="ct70018704">
          <text:insertion>
            <office:change-info>
              <dc:creator>Balazs Racz</dc:creator>
              <dc:date>2015-02-15T16:02:00</dc:date>
            </office:change-info>
          </text:insertion>
        </text:changed-region>
        <text:changed-region xml:id="ct112375184" text:id="ct112375184">
          <text:deletion>
            <office:change-info>
              <dc:creator>Balazs Racz</dc:creator>
              <dc:date>2015-02-15T16:03:00</dc:date>
            </office:change-info>
            <text:p text:style-name="P10"/>
            <text:p text:style-name="P10"/>
          </text:deletion>
        </text:changed-region>
        <text:changed-region xml:id="ct113669856" text:id="ct113669856">
          <text:insertion>
            <office:change-info>
              <dc:creator>Balazs Racz</dc:creator>
              <dc:date>2015-02-15T16:03:00</dc:date>
            </office:change-info>
          </text:insertion>
        </text:changed-region>
        <text:changed-region xml:id="ct101934320" text:id="ct101934320">
          <text:deletion>
            <office:change-info>
              <dc:creator>Balazs Racz</dc:creator>
              <dc:date>2015-02-15T15:39:00</dc:date>
            </office:change-info>
            <text:p text:style-name="P10"><text:span text:style-name="T7">Element</text:span></text:p>
          </text:deletion>
        </text:changed-region>
        <text:changed-region xml:id="ct102377536" text:id="ct102377536">
          <text:insertion>
            <office:change-info>
              <dc:creator>Balazs Racz</dc:creator>
              <dc:date>2015-02-15T15:39:00</dc:date>
            </office:change-info>
          </text:insertion>
        </text:changed-region>
        <text:changed-region xml:id="ct102403472" text:id="ct102403472">
          <text:deletion>
            <office:change-info>
              <dc:creator>Balazs Racz</dc:creator>
              <dc:date>2015-02-15T15:40:00</dc:date>
            </office:change-info>
            <text:p text:style-name="P10"><text:span text:style-name="T7">Element</text:span></text:p>
          </text:deletion>
        </text:changed-region>
        <text:changed-region xml:id="ct102193984" text:id="ct102193984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13721072" text:id="ct113721072">
          <text:insertion>
            <office:change-info>
              <dc:creator>Balazs Racz</dc:creator>
              <dc:date>2015-02-15T16:03:00</dc:date>
            </office:change-info>
          </text:insertion>
        </text:changed-region>
        <text:changed-region xml:id="ct115936672" text:id="ct115936672">
          <text:deletion>
            <office:change-info>
              <dc:creator>Balazs Racz</dc:creator>
              <dc:date>2015-02-15T16:06:00</dc:date>
            </office:change-info>
            <text:p text:style-name="P11"/>
            <text:h text:style-name="P12" text:outline-level="4" text:is-list-header="true"/>
          </text:deletion>
        </text:changed-region>
        <text:changed-region xml:id="ct116388448" text:id="ct116388448">
          <text:deletion>
            <office:change-info>
              <dc:creator>Balazs Racz</dc:creator>
              <dc:date>2015-02-15T16:05:00</dc:date>
            </office:change-info>
            <text:h text:style-name="P12" text:outline-level="4" text:is-list-header="true">&lt;bit&gt; Element</text:h>
            <text:p text:style-name="P13"><text:span text:style-name="T5">The &lt;bit&gt; </text:span></text:p>
          </text:deletion>
        </text:changed-region>
        <text:changed-region xml:id="ct102459520" text:id="ct102459520">
          <text:deletion>
            <office:change-info>
              <dc:creator>Balazs Racz</dc:creator>
              <dc:date>2015-02-15T15:40:00</dc:date>
            </office:change-info>
            <text:p text:style-name="P13">Element</text:p>
          </text:deletion>
        </text:changed-region>
        <text:changed-region xml:id="ct115950080" text:id="ct115950080">
          <text:deletion>
            <office:change-info>
              <dc:creator>Balazs Racz</dc:creator>
              <dc:date>2015-02-15T16:05:00</dc:date>
            </office:change-info>
            <text:p text:style-name="P13"><text:s/>defines a Variable of boolean value.</text:p>
            <text:p text:style-name="P13">The Address of the &lt;bit&gt; </text:p>
          </text:deletion>
        </text:changed-region>
        <text:changed-region xml:id="ct101664656" text:id="ct101664656">
          <text:deletion>
            <office:change-info>
              <dc:creator>Balazs Racz</dc:creator>
              <dc:date>2015-02-15T15:40:00</dc:date>
            </office:change-info>
            <text:p text:style-name="P13">Element</text:p>
          </text:deletion>
        </text:changed-region>
        <text:changed-region xml:id="ct116301008" text:id="ct116301008">
          <text:deletion>
            <office:change-info>
              <dc:creator>Balazs Racz</dc:creator>
              <dc:date>2015-02-15T16:05:00</dc:date>
            </office:change-info>
            <text:p text:style-name="P13"><text:s/>is defined as the End Address of the previous Data Element plus the value of the `offset' attribute.</text:p>
            <text:p text:style-name="P13">The Size of the &lt;bit&gt; </text:p>
          </text:deletion>
        </text:changed-region>
        <text:changed-region xml:id="ct102395760" text:id="ct102395760">
          <text:deletion>
            <office:change-info>
              <dc:creator>Balazs Racz</dc:creator>
              <dc:date>2015-02-15T15:40:00</dc:date>
            </office:change-info>
            <text:p text:style-name="P13">Element</text:p>
          </text:deletion>
        </text:changed-region>
        <text:changed-region xml:id="ct115708320" text:id="ct115708320">
          <text:deletion>
            <office:change-info>
              <dc:creator>Balazs Racz</dc:creator>
              <dc:date>2015-02-15T16:05:00</dc:date>
            </office:change-info>
            <text:p text:style-name="P13"><text:s/>is defined as the value of the `size' attribute <text:span text:style-name="T8">divided by 8 rounded</text:span> up to the next <text:span text:style-name="T8">integer</text:span>.</text:p>
            <text:p text:style-name="P13">A value of true / on / yes shall be represented by writing <text:span text:style-name="T6">the bit 1 to the LSB of</text:span> the data pointed to. A value of false / off / no shall be represented by writing <text:span text:style-name="T6">all </text:span>zeros to the data pointed to.</text:p>
          </text:deletion>
        </text:changed-region>
        <text:changed-region xml:id="ct101670928" text:id="ct101670928">
          <text:deletion>
            <office:change-info>
              <dc:creator>Balazs Racz</dc:creator>
              <dc:date>2015-02-15T15:40:00</dc:date>
            </office:change-info>
            <text:p text:style-name="P14">Element</text:p>
          </text:deletion>
        </text:changed-region>
        <text:changed-region xml:id="ct90942640" text:id="ct90942640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15256832" text:id="ct115256832">
          <text:deletion>
            <office:change-info>
              <dc:creator>Balazs Racz</dc:creator>
              <dc:date>2015-02-15T16:06:00</dc:date>
            </office:change-info>
            <text:p text:style-name="P14">boolean</text:p>
          </text:deletion>
        </text:changed-region>
        <text:changed-region xml:id="ct115270688" text:id="ct115270688">
          <text:insertion>
            <office:change-info>
              <dc:creator>Balazs Racz</dc:creator>
              <dc:date>2015-02-15T16:06:00</dc:date>
            </office:change-info>
          </text:insertion>
        </text:changed-region>
        <text:changed-region xml:id="ct108193280" text:id="ct108193280">
          <text:deletion>
            <office:change-info>
              <dc:creator>Balazs Racz</dc:creator>
              <dc:date>2015-02-15T16:13:00</dc:date>
            </office:change-info>
            <text:p text:style-name="P14">The Address of the &lt;int&gt; </text:p>
          </text:deletion>
        </text:changed-region>
        <text:changed-region xml:id="ct101695312" text:id="ct101695312">
          <text:deletion>
            <office:change-info>
              <dc:creator>Balazs Racz</dc:creator>
              <dc:date>2015-02-15T15:40:00</dc:date>
            </office:change-info>
            <text:p text:style-name="P14">Element</text:p>
          </text:deletion>
        </text:changed-region>
        <text:changed-region xml:id="ct102446240" text:id="ct102446240">
          <text:deletion>
            <office:change-info>
              <dc:creator>Balazs Racz</dc:creator>
              <dc:date>2015-02-15T16:13:00</dc:date>
            </office:change-info>
            <text:p text:style-name="P14"><text:s/>is defined as the End Address of the previous Data Element plus the value of the `offset' attribute.</text:p>
            <text:p text:style-name="P14"/>
          </text:deletion>
        </text:changed-region>
        <text:changed-region xml:id="ct101089952" text:id="ct101089952">
          <text:deletion>
            <office:change-info>
              <dc:creator>Balazs Racz</dc:creator>
              <dc:date>2015-02-15T15:40:00</dc:date>
            </office:change-info>
            <text:p text:style-name="P14">Element</text:p>
          </text:deletion>
        </text:changed-region>
        <text:changed-region xml:id="ct102477136" text:id="ct102477136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16421216" text:id="ct116421216">
          <text:deletion>
            <office:change-info>
              <dc:creator>Balazs Racz</dc:creator>
              <dc:date>2015-02-15T16:13:00</dc:date>
            </office:change-info>
            <text:p text:style-name="P15">falling outside of the range </text:p>
          </text:deletion>
        </text:changed-region>
        <text:changed-region xml:id="ct126855424" text:id="ct126855424">
          <text:insertion>
            <office:change-info>
              <dc:creator>Balazs Racz</dc:creator>
              <dc:date>2015-02-15T16:13:00</dc:date>
            </office:change-info>
          </text:insertion>
        </text:changed-region>
        <text:changed-region xml:id="ct126955728" text:id="ct126955728">
          <text:insertion>
            <office:change-info>
              <dc:creator>Balazs Racz</dc:creator>
              <dc:date>2015-02-15T16:14:00</dc:date>
            </office:change-info>
          </text:insertion>
        </text:changed-region>
        <text:changed-region xml:id="ct126510592" text:id="ct126510592">
          <text:insertion>
            <office:change-info>
              <dc:creator>Balazs Racz</dc:creator>
              <dc:date>2015-02-15T16:14:00</dc:date>
            </office:change-info>
          </text:insertion>
        </text:changed-region>
        <text:changed-region xml:id="ct126770432" text:id="ct126770432">
          <text:deletion>
            <office:change-info>
              <dc:creator>Balazs Racz</dc:creator>
              <dc:date>2015-02-15T16:14:00</dc:date>
            </office:change-info>
            <text:p text:style-name="P15"><text:s/>and </text:p>
          </text:deletion>
        </text:changed-region>
        <text:changed-region xml:id="ct127298736" text:id="ct127298736">
          <text:deletion>
            <office:change-info>
              <dc:creator>Balazs Racz</dc:creator>
              <dc:date>2015-02-15T16:14:00</dc:date>
            </office:change-info>
            <text:p text:style-name="P15">s</text:p>
          </text:deletion>
        </text:changed-region>
        <text:changed-region xml:id="ct101079568" text:id="ct101079568">
          <text:deletion>
            <office:change-info>
              <dc:creator>Balazs Racz</dc:creator>
              <dc:date>2015-02-15T15:40:00</dc:date>
            </office:change-info>
            <text:p text:style-name="P16">Element</text:p>
          </text:deletion>
        </text:changed-region>
        <text:changed-region xml:id="ct102540416" text:id="ct102540416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27849760" text:id="ct127849760">
          <text:deletion>
            <office:change-info>
              <dc:creator>Balazs Racz</dc:creator>
              <dc:date>2015-02-15T16:14:00</dc:date>
            </office:change-info>
            <text:p text:style-name="P17">The Address of the &lt;<text:span text:style-name="T9">string</text:span>&gt; </text:p>
          </text:deletion>
        </text:changed-region>
        <text:changed-region xml:id="ct102560752" text:id="ct102560752">
          <text:deletion>
            <office:change-info>
              <dc:creator>Balazs Racz</dc:creator>
              <dc:date>2015-02-15T15:40:00</dc:date>
            </office:change-info>
            <text:p text:style-name="P17">Element</text:p>
          </text:deletion>
        </text:changed-region>
        <text:changed-region xml:id="ct127646032" text:id="ct127646032">
          <text:deletion>
            <office:change-info>
              <dc:creator>Balazs Racz</dc:creator>
              <dc:date>2015-02-15T16:14:00</dc:date>
            </office:change-info>
            <text:p text:style-name="P17"><text:s/>is defined as the End Address of the previous Data Element plus the value of the `offset' attribute.</text:p>
            <text:p text:style-name="P17"/>
          </text:deletion>
        </text:changed-region>
        <text:changed-region xml:id="ct102536704" text:id="ct102536704">
          <text:deletion>
            <office:change-info>
              <dc:creator>Balazs Racz</dc:creator>
              <dc:date>2015-02-15T15:40:00</dc:date>
            </office:change-info>
            <text:p text:style-name="P17">Element</text:p>
          </text:deletion>
        </text:changed-region>
        <text:changed-region xml:id="ct101331856" text:id="ct101331856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02490928" text:id="ct102490928">
          <text:deletion>
            <office:change-info>
              <dc:creator>Balazs Racz</dc:creator>
              <dc:date>2015-02-15T15:40:00</dc:date>
            </office:change-info>
            <text:p text:style-name="P18">Element</text:p>
          </text:deletion>
        </text:changed-region>
        <text:changed-region xml:id="ct101694880" text:id="ct101694880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38005760" text:id="ct138005760">
          <text:insertion>
            <office:change-info>
              <dc:creator>Balazs Racz</dc:creator>
              <dc:date>2015-02-15T16:28:00</dc:date>
            </office:change-info>
          </text:insertion>
        </text:changed-region>
        <text:changed-region xml:id="ct127385840" text:id="ct127385840">
          <text:deletion>
            <office:change-info>
              <dc:creator>Balazs Racz</dc:creator>
              <dc:date>2015-02-15T16:28:00</dc:date>
            </office:change-info>
            <text:p text:style-name="P18">zero</text:p>
          </text:deletion>
        </text:changed-region>
        <text:changed-region xml:id="ct70391536" text:id="ct70391536">
          <text:insertion>
            <office:change-info>
              <dc:creator>Balazs Racz</dc:creator>
              <dc:date>2015-02-15T16:28:00</dc:date>
            </office:change-info>
          </text:insertion>
        </text:changed-region>
        <text:changed-region xml:id="ct101694256" text:id="ct101694256">
          <text:deletion>
            <office:change-info>
              <dc:creator>Balazs Racz</dc:creator>
              <dc:date>2015-02-15T15:40:00</dc:date>
            </office:change-info>
            <text:p text:style-name="P19">Element</text:p>
          </text:deletion>
        </text:changed-region>
        <text:changed-region xml:id="ct102537456" text:id="ct102537456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127298544" text:id="ct127298544">
          <text:deletion>
            <office:change-info>
              <dc:creator>Balazs Racz</dc:creator>
              <dc:date>2015-02-15T16:15:00</dc:date>
            </office:change-info>
            <text:p text:style-name="P20">The Address of the &lt;<text:span text:style-name="T10">eventid</text:span>&gt; </text:p>
          </text:deletion>
        </text:changed-region>
        <text:changed-region xml:id="ct102563552" text:id="ct102563552">
          <text:deletion>
            <office:change-info>
              <dc:creator>Balazs Racz</dc:creator>
              <dc:date>2015-02-15T15:40:00</dc:date>
            </office:change-info>
            <text:p text:style-name="P20">Element</text:p>
          </text:deletion>
        </text:changed-region>
        <text:changed-region xml:id="ct42783200" text:id="ct42783200">
          <text:deletion>
            <office:change-info>
              <dc:creator>Balazs Racz</dc:creator>
              <dc:date>2015-02-15T16:15:00</dc:date>
            </office:change-info>
            <text:p text:style-name="P20"><text:s/>is defined as the End Address of the previous Data Element plus the value of the `offset' attribute.</text:p>
            <text:p text:style-name="P20"/>
          </text:deletion>
        </text:changed-region>
        <text:changed-region xml:id="ct102499904" text:id="ct102499904">
          <text:deletion>
            <office:change-info>
              <dc:creator>Balazs Racz</dc:creator>
              <dc:date>2015-02-15T15:40:00</dc:date>
            </office:change-info>
            <text:p text:style-name="P20">Element</text:p>
          </text:deletion>
        </text:changed-region>
        <text:changed-region xml:id="ct102452560" text:id="ct102452560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53759760" text:id="ct53759760">
          <text:deletion>
            <office:change-info>
              <dc:creator>Balazs Racz</dc:creator>
              <dc:date>2015-02-15T15:40:00</dc:date>
            </office:change-info>
            <text:p text:style-name="P21">Element</text:p>
          </text:deletion>
        </text:changed-region>
        <text:changed-region xml:id="ct102543408" text:id="ct102543408">
          <text:insertion>
            <office:change-info>
              <dc:creator>Balazs Racz</dc:creator>
              <dc:date>2015-02-15T15:40:00</dc:date>
            </office:change-info>
          </text:insertion>
        </text:changed-region>
        <text:changed-region xml:id="ct80455520" text:id="ct80455520">
          <text:insertion>
            <office:change-info>
              <dc:creator>Balazs Racz</dc:creator>
              <dc:date>2015-02-15T16:32:00</dc:date>
            </office:change-info>
          </text:insertion>
        </text:changed-region>
        <text:changed-region xml:id="ct44785072" text:id="ct44785072">
          <text:deletion>
            <office:change-info>
              <dc:creator>Balazs Racz</dc:creator>
              <dc:date>2015-02-15T16:33:00</dc:date>
            </office:change-info>
            <text:p text:style-name="P22">&lt;?xml version="1.0" encoding="utf-8"?&gt;</text:p>
            <text:p text:style-name="P23">&lt;?xml-stylesheet href="schema2xhtml.xsl" type="text/xsl"?&gt;</text:p>
            <text:p text:style-name="P23">&lt;!-- XML Schema for OpenLCB Configuration Description Information (CDI) <text:s text:c="4"/>--&gt;</text:p>
            <text:p text:style-name="P23">&lt;xs:schema version="CDI 1.1" xmlns:xs="http://www.w3.org/2001/XMLSchema" xmlns:xsi="http://www.w3.org/2001/XMLSchema-instance"&gt;</text:p>
            <text:p text:style-name="P23"><text:s text:c="2"/></text:p>
            <text:p text:style-name="P23"><text:s text:c="2"/>&lt;xs:complexType name="mapType"&gt;</text:p>
            <text:p text:style-name="P23"><text:s text:c="4"/>&lt;xs:annotation&gt;</text:p>
            <text:p text:style-name="P23"><text:s text:c="6"/>&lt;xs:documentation&gt;</text:p>
            <text:p text:style-name="P23"><text:s text:c="8"/>A map relates one or more property elements (keys) </text:p>
            <text:p text:style-name="P23"><text:s text:c="8"/>to specific values.</text:p>
            <text:p text:style-name="P23"><text:s text:c="6"/>&lt;/xs:documentation&gt;</text:p>
            <text:p text:style-name="P23"><text:s text:c="4"/>&lt;/xs:annotation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relation" minOccurs="0" maxOccurs="unbounded"&gt;</text:p>
            <text:p text:style-name="P23"><text:s text:c="8"/>&lt;xs:complexType&gt;</text:p>
            <text:p text:style-name="P23"><text:s text:c="10"/>&lt;xs:sequence&gt;</text:p>
            <text:p text:style-name="P23"><text:s text:c="12"/>&lt;xs:element name="property" minOccurs="1" maxOccurs="1" /&gt;</text:p>
            <text:p text:style-name="P23"><text:s text:c="12"/>&lt;xs:element name="value" minOccurs="1" maxOccurs="1" /&gt;</text:p>
            <text:p text:style-name="P23"><text:s text:c="10"/>&lt;/xs:sequence&gt;</text:p>
            <text:p text:style-name="P23"><text:s text:c="8"/>&lt;/xs:complexType&gt;</text:p>
            <text:p text:style-name="P23"><text:s text:c="6"/>&lt;/xs:element&gt;</text:p>
            <text:p text:style-name="P23"><text:s text:c="4"/>&lt;/xs:sequence&gt;</text:p>
            <text:p text:style-name="P23"><text:s text:c="2"/>&lt;/xs:complexType&gt;</text:p>
            <text:p text:style-name="P23"><text:s text:c="2"/></text:p>
            <text:p text:style-name="P23"><text:s text:c="2"/>&lt;xs:complexType name="groupType"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repname" minOccurs="0" maxOccurs="1" /&gt;</text:p>
            <text:p text:style-name="P23"><text:s text:c="6"/>&lt;xs:choice minOccurs="0" maxOccurs="unbounded"&gt;</text:p>
            <text:p text:style-name="P23"><text:s text:c="8"/>&lt;xs:annotation&gt;</text:p>
            <text:p text:style-name="P23"><text:s text:c="10"/>&lt;xs:documentation&gt;</text:p>
            <text:p text:style-name="P23"><text:s text:c="12"/>Allows any sequence of the contained element types</text:p>
            <text:p text:style-name="P23"><text:s text:c="10"/>&lt;/xs:documentation&gt;</text:p>
            <text:p text:style-name="P23"><text:s text:c="8"/>&lt;/xs:annotation&gt;</text:p>
            <text:p text:style-name="P23"><text:s text:c="8"/>&lt;xs:element name="group" type="groupType" minOccurs="0" maxOccurs="1" /&gt;</text:p>
            <text:p text:style-name="P23"><text:s text:c="8"/>&lt;xs:element name="bit" type="bitType" minOccurs="0" maxOccurs="1" /&gt;</text:p>
            <text:p text:style-name="P23"><text:s text:c="8"/>&lt;xs:element name="string" type="stringType" minOccurs="0" maxOccurs="1" /&gt;</text:p>
            <text:p text:style-name="P23"><text:s text:c="8"/>&lt;xs:element name="int" type="intType" minOccurs="0" maxOccurs="1" /&gt;</text:p>
            <text:p text:style-name="P23"><text:s text:c="8"/>&lt;xs:element name="eventid" type="eventidType" minOccurs="0" maxOccurs="1" /&gt;</text:p>
            <text:p text:style-name="P23"><text:s text:c="6"/>&lt;/xs:choice&gt;</text:p>
            <text:p text:style-name="P23"><text:s text:c="4"/>&lt;/xs:sequence&gt;</text:p>
            <text:p text:style-name="P23"><text:s text:c="4"/>&lt;xs:attribute name="offset" type="xs:int" default="0"&gt;</text:p>
            <text:p text:style-name="P23"><text:s text:c="6"/>&lt;xs:annotation&gt;</text:p>
            <text:p text:style-name="P23"><text:s text:c="8"/>&lt;xs:documentation&gt;</text:p>
            <text:p text:style-name="P22"><text:s text:c="10"/>Positive or negative offset between the address of </text:p>
            <text:p text:style-name="P23"><text:s text:c="10"/>the previous element and the start of this group's contents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4"/>&lt;xs:attribute name="replication" type="xs:int" default="1" /&gt;</text:p>
            <text:p text:style-name="P23"><text:s text:c="2"/>&lt;/xs:complexType&gt;</text:p>
            <text:p text:style-name="P23"><text:s text:c="2"/></text:p>
            <text:p text:style-name="P23"><text:s text:c="2"/>&lt;xs:complexType name="eventidType"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map" type="mapType" minOccurs="0" maxOccurs="1" /&gt;</text:p>
            <text:p text:style-name="P23"><text:s text:c="4"/>&lt;/xs:sequence&gt;</text:p>
            <text:p text:style-name="P23"><text:s text:c="4"/>&lt;xs:attribute name="offset" type="xs:int" default="0"&gt;</text:p>
            <text:p text:style-name="P23"><text:s text:c="6"/>&lt;xs:annotation&gt;</text:p>
            <text:p text:style-name="P23"><text:s text:c="8"/>&lt;xs:documentation&gt;</text:p>
            <text:p text:style-name="P23"><text:s text:c="10"/>Positive or negative offset between the address of </text:p>
            <text:p text:style-name="P23"><text:s text:c="10"/>the end of previous element and the start of </text:p>
            <text:p text:style-name="P23"><text:s text:c="10"/>this elements's contents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2"/>&lt;/xs:complexType&gt;</text:p>
            <text:p text:style-name="P23"><text:s text:c="2"/></text:p>
            <text:p text:style-name="P23"><text:s text:c="2"/>&lt;xs:complexType name="intType"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min" minOccurs="0" maxOccurs="1" /&gt;</text:p>
            <text:p text:style-name="P23"><text:s text:c="6"/>&lt;xs:element name="max" minOccurs="0" maxOccurs="1" /&gt;</text:p>
            <text:p text:style-name="P23"><text:s text:c="6"/>&lt;xs:element name="default" minOccurs="0" maxOccurs="1" /&gt;</text:p>
            <text:p text:style-name="P23"><text:s text:c="6"/>&lt;xs:element name="map" type="mapType" minOccurs="0" maxOccurs="1"&gt;</text:p>
            <text:p text:style-name="P23"><text:s text:c="8"/>&lt;xs:annotation&gt;</text:p>
            <text:p text:style-name="P23"><text:s text:c="10"/>&lt;xs:documentation&gt;</text:p>
            <text:p text:style-name="P23"><text:s text:c="12"/>The 'value' of each entry is displayed, and </text:p>
            <text:p text:style-name="P23"><text:s text:c="12"/>the 'property' content (number) is sent </text:p>
            <text:p text:style-name="P23"><text:s text:c="12"/>to/from the node</text:p>
            <text:p text:style-name="P23"><text:s text:c="10"/>&lt;/xs:documentation&gt;</text:p>
            <text:p text:style-name="P23"><text:s text:c="8"/>&lt;/xs:annotation&gt;</text:p>
            <text:p text:style-name="P23"><text:s text:c="6"/>&lt;/xs:element&gt;</text:p>
            <text:p text:style-name="P23"><text:s text:c="4"/>&lt;/xs:sequence&gt;</text:p>
            <text:p text:style-name="P23"><text:s text:c="4"/>&lt;xs:attribute name="size" type="xs:int" default="1"&gt;</text:p>
            <text:p text:style-name="P23"><text:s text:c="6"/>&lt;xs:annotation&gt;</text:p>
            <text:p text:style-name="P23"><text:s text:c="8"/>&lt;xs:documentation&gt;</text:p>
            <text:p text:style-name="P23"><text:s text:c="10"/>Storage size of this variable in bytes.</text:p>
            <text:p text:style-name="P23"><text:s text:c="8"/>&lt;/xs:documentation&gt;</text:p>
            <text:p text:style-name="P23"><text:s text:c="6"/>&lt;/xs:annotation&gt;</text:p>
            <text:p text:style-name="P22"><text:s text:c="4"/>&lt;/xs:attribute&gt;</text:p>
            <text:p text:style-name="P23"><text:s text:c="4"/>&lt;xs:attribute name="offset" type="xs:int" default="0"&gt;</text:p>
            <text:p text:style-name="P23"><text:s text:c="6"/>&lt;xs:annotation&gt;</text:p>
            <text:p text:style-name="P23"><text:s text:c="8"/>&lt;xs:documentation&gt;</text:p>
            <text:p text:style-name="P23"><text:s text:c="10"/>Positive or negative offset between the </text:p>
            <text:p text:style-name="P23"><text:s text:c="10"/>address of the end of previous element and the </text:p>
            <text:p text:style-name="P23"><text:s text:c="10"/>start of this elements's contents. </text:p>
            <text:p text:style-name="P23"><text:s text:c="10"/>Offset of zero means that this element starts </text:p>
            <text:p text:style-name="P23"><text:s text:c="10"/>immediately after the previous one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2"/>&lt;/xs:complexType&gt;</text:p>
            <text:p text:style-name="P23"><text:s text:c="2"/></text:p>
            <text:p text:style-name="P23"><text:s text:c="2"/>&lt;xs:complexType name="bitType"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map" type="mapType" minOccurs="0" maxOccurs="1"&gt;</text:p>
            <text:p text:style-name="P23"><text:s text:c="8"/>&lt;xs:annotation&gt;</text:p>
            <text:p text:style-name="P23"><text:s text:c="10"/>&lt;xs:documentation&gt;</text:p>
            <text:p text:style-name="P23"><text:s text:c="12"/>The 'value' of each entry is displayed, and</text:p>
            <text:p text:style-name="P23"><text:s text:c="12"/>the 'property' content (number) is sent to/from the node</text:p>
            <text:p text:style-name="P23"><text:s text:c="10"/>&lt;/xs:documentation&gt;</text:p>
            <text:p text:style-name="P23"><text:s text:c="8"/>&lt;/xs:annotation&gt;</text:p>
            <text:p text:style-name="P23"><text:s text:c="6"/>&lt;/xs:element&gt;</text:p>
            <text:p text:style-name="P23"><text:s text:c="4"/>&lt;/xs:sequence&gt;</text:p>
            <text:p text:style-name="P23"><text:s text:c="4"/>&lt;xs:attribute name="size" type="xs:int" default="1"&gt;</text:p>
            <text:p text:style-name="P23"><text:s text:c="6"/>&lt;xs:annotation&gt;</text:p>
            <text:p text:style-name="P23"><text:s text:c="8"/>&lt;xs:documentation&gt;</text:p>
            <text:p text:style-name="P23"><text:s text:c="10"/>Storage size of this variable in bits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4"/>&lt;xs:attribute name="offset" type="xs:int" default="0"&gt;</text:p>
            <text:p text:style-name="P23"><text:s text:c="6"/>&lt;xs:annotation&gt;</text:p>
            <text:p text:style-name="P23"><text:s text:c="8"/>&lt;xs:documentation&gt;</text:p>
            <text:p text:style-name="P23"><text:s text:c="10"/>Positive or negative offset between the address of the </text:p>
            <text:p text:style-name="P23"><text:s text:c="10"/>previous element and the start of this <text:span text:style-name="T11">element</text:span>'s contents. </text:p>
            <text:p text:style-name="P23"><text:s text:c="10"/>Offset of zero means that this element starts immediately </text:p>
            <text:p text:style-name="P23"><text:s text:c="10"/>after the previous one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2"/>&lt;/xs:complexType&gt;</text:p>
            <text:p text:style-name="P23"><text:s text:c="2"/></text:p>
            <text:p text:style-name="P23"><text:s text:c="2"/>&lt;xs:complexType name="stringType"&gt;</text:p>
            <text:p text:style-name="P23"><text:s text:c="4"/>&lt;xs:sequence&gt;</text:p>
            <text:p text:style-name="P23"><text:s text:c="6"/>&lt;xs:element name="name" minOccurs="0" maxOccurs="1" /&gt;</text:p>
            <text:p text:style-name="P23"><text:s text:c="6"/>&lt;xs:element name="description" minOccurs="0" maxOccurs="1" /&gt;</text:p>
            <text:p text:style-name="P23"><text:s text:c="6"/>&lt;xs:element name="map" type="mapType" minOccurs="0" maxOccurs="1" /&gt;</text:p>
            <text:p text:style-name="P23"><text:s text:c="4"/>&lt;/xs:sequence&gt;</text:p>
            <text:p text:style-name="P23"><text:s text:c="4"/>&lt;xs:attribute name="size" type="xs:int" use="required"&gt;</text:p>
            <text:p text:style-name="P23"><text:s text:c="6"/>&lt;xs:annotation&gt;</text:p>
            <text:p text:style-name="P23"><text:s text:c="8"/>&lt;xs:documentation&gt;</text:p>
            <text:p text:style-name="P23"><text:s text:c="10"/>Storage size of this variable in bytes. </text:p>
            <text:p text:style-name="P23"><text:s text:c="10"/>This includes the trailing null byte that </text:p>
            <text:p text:style-name="P23"><text:s text:c="10"/>terminates the string content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4"/>&lt;xs:attribute name="offset" type="xs:int" default="0"&gt;</text:p>
            <text:p text:style-name="P23"><text:s text:c="6"/>&lt;xs:annotation&gt;</text:p>
            <text:p text:style-name="P23"><text:s text:c="8"/>&lt;xs:documentation&gt;</text:p>
            <text:p text:style-name="P23"><text:s text:c="10"/>Positive or negative offset between the address of the </text:p>
            <text:p text:style-name="P23"><text:s text:c="10"/>previous element and the start of this <text:span text:style-name="T11">element</text:span>'s contents. </text:p>
            <text:p text:style-name="P23"><text:s text:c="10"/>Offset of zero means that this element starts </text:p>
            <text:p text:style-name="P23"><text:s text:c="10"/>immediately after the previous one.</text:p>
            <text:p text:style-name="P23"><text:s text:c="8"/>&lt;/xs:documentation&gt;</text:p>
            <text:p text:style-name="P23"><text:s text:c="6"/>&lt;/xs:annotation&gt;</text:p>
            <text:p text:style-name="P23"><text:s text:c="4"/>&lt;/xs:attribute&gt;</text:p>
            <text:p text:style-name="P23"><text:s text:c="2"/>&lt;/xs:complexType&gt;</text:p>
            <text:p text:style-name="P23"><text:s text:c="2"/></text:p>
            <text:p text:style-name="P23"><text:s text:c="2"/>&lt;xs:element name="cdi"&gt;</text:p>
            <text:p text:style-name="P23"><text:s text:c="4"/>&lt;xs:annotation&gt;</text:p>
            <text:p text:style-name="P23"><text:s text:c="6"/>&lt;xs:documentation&gt;</text:p>
            <text:p text:style-name="P23"><text:s text:c="8"/>This is the schema for Configuration </text:p>
            <text:p text:style-name="P23"><text:s text:c="8"/>Description Information (cdi)</text:p>
            <text:p text:style-name="P23"><text:s text:c="6"/>&lt;/xs:documentation&gt;</text:p>
            <text:p text:style-name="P23"><text:s text:c="4"/>&lt;/xs:annotation&gt;</text:p>
            <text:p text:style-name="P23"><text:s text:c="4"/>&lt;xs:complexType&gt;</text:p>
            <text:p text:style-name="P23"><text:s text:c="6"/>&lt;xs:sequence&gt;</text:p>
            <text:p text:style-name="P23"><text:s text:c="8"/>&lt;xs:element name="identification" minOccurs="0" maxOccurs="1"&gt;</text:p>
            <text:p text:style-name="P23"><text:s text:c="10"/>&lt;xs:annotation&gt;</text:p>
            <text:p text:style-name="P23"><text:s text:c="12"/>&lt;xs:documentation&gt;</text:p>
            <text:p text:style-name="P23"><text:s text:c="14"/>Common first element to identify the decoder</text:p>
            <text:p text:style-name="P23"><text:s text:c="12"/>&lt;/xs:documentation&gt;</text:p>
            <text:p text:style-name="P23"><text:s text:c="10"/>&lt;/xs:annotation&gt;</text:p>
            <text:p text:style-name="P23"><text:s text:c="10"/>&lt;xs:complexType&gt;</text:p>
            <text:p text:style-name="P23"><text:s text:c="12"/>&lt;xs:sequence&gt;</text:p>
            <text:p text:style-name="P23"><text:s text:c="14"/>&lt;xs:element name="manufacturer" minOccurs="0" maxOccurs="1" /&gt;</text:p>
            <text:p text:style-name="P23"><text:s text:c="14"/>&lt;xs:element name="model" minOccurs="0" maxOccurs="1" /&gt;</text:p>
            <text:p text:style-name="P23"><text:s text:c="14"/>&lt;xs:element name="hardwareVersion" minOccurs="0" maxOccurs="1" /&gt;</text:p>
            <text:p text:style-name="P23"><text:s text:c="14"/>&lt;xs:element name="softwareVersion" minOccurs="0" maxOccurs="1" /&gt;</text:p>
            <text:p text:style-name="P23"><text:s text:c="14"/>&lt;xs:element name="map" type="mapType" minOccurs="0" maxOccurs="1"&gt;</text:p>
            <text:p text:style-name="P23"><text:s text:c="16"/>&lt;xs:annotation&gt;</text:p>
            <text:p text:style-name="P23"><text:s text:c="18"/>&lt;xs:documentation&gt;</text:p>
            <text:p text:style-name="P23"><text:s text:c="20"/>This map can be used to add arbitrary key/value </text:p>
            <text:p text:style-name="P23"><text:s text:c="20"/>descriptions of the node.</text:p>
            <text:p text:style-name="P23"><text:s text:c="18"/>&lt;/xs:documentation&gt;</text:p>
            <text:p text:style-name="P23"><text:s text:c="16"/>&lt;/xs:annotation&gt;</text:p>
            <text:p text:style-name="P23"><text:s text:c="14"/>&lt;/xs:element&gt;</text:p>
            <text:p text:style-name="P23"><text:s text:c="12"/>&lt;/xs:sequence&gt;</text:p>
            <text:p text:style-name="P23"><text:s text:c="10"/>&lt;/xs:complexType&gt;</text:p>
            <text:p text:style-name="P23"><text:s text:c="8"/>&lt;/xs:element&gt;</text:p>
            <text:p text:style-name="P23"><text:s text:c="8"/>&lt;xs:element name="acdi" minOccurs="0" maxOccurs="1"&gt;</text:p>
            <text:p text:style-name="P23"><text:s text:c="10"/>&lt;xs:annotation&gt;</text:p>
            <text:p text:style-name="P23"><text:s text:c="12"/>&lt;xs:documentation&gt;</text:p>
            <text:p text:style-name="P23"><text:s text:c="14"/>Element that identifies that memory information is available </text:p>
            <text:p text:style-name="P23"><text:s text:c="14"/>as defined by the Abbreviated Common Description Information </text:p>
            <text:p text:style-name="P23"><text:s text:c="14"/>(ACDI) standard.</text:p>
            <text:p text:style-name="P23"><text:s text:c="12"/>&lt;/xs:documentation&gt;</text:p>
            <text:p text:style-name="P23"><text:s text:c="10"/>&lt;/xs:annotation&gt;</text:p>
            <text:p text:style-name="P23"><text:s text:c="10"/>&lt;xs:complexType&gt;</text:p>
            <text:p text:style-name="P23"><text:s text:c="12"/>&lt;xs:attribute name="fixed" type="xs:int" default="4"&gt;</text:p>
            <text:p text:style-name="P23"><text:s text:c="14"/>&lt;xs:annotation&gt;</text:p>
            <text:p text:style-name="P23"><text:s text:c="16"/>&lt;xs:documentation&gt;</text:p>
            <text:p text:style-name="P23"><text:s text:c="18"/>The decimal version number of the format for the fixed </text:p>
            <text:p text:style-name="P23"><text:s text:c="18"/>definition information. See ACDI Specification.</text:p>
            <text:p text:style-name="P23"><text:s text:c="16"/>&lt;/xs:documentation&gt;</text:p>
            <text:p text:style-name="P23"><text:s text:c="14"/>&lt;/xs:annotation&gt;</text:p>
            <text:p text:style-name="P23"><text:s text:c="12"/>&lt;/xs:attribute&gt;</text:p>
            <text:p text:style-name="P23"><text:s text:c="12"/>&lt;xs:attribute name="var" type="xs:int" default="2"&gt;</text:p>
            <text:p text:style-name="P23"><text:s text:c="14"/>&lt;xs:annotation&gt;</text:p>
            <text:p text:style-name="P23"><text:s text:c="16"/>&lt;xs:documentation&gt;</text:p>
            <text:p text:style-name="P23"><text:s text:c="18"/>The decimal version number of the format for </text:p>
            <text:p text:style-name="P23"><text:s text:c="18"/>the variable definition information. <text:s/>See ACDI Specification.</text:p>
            <text:p text:style-name="P23"><text:s text:c="16"/>&lt;/xs:documentation&gt;</text:p>
            <text:p text:style-name="P23"><text:s text:c="14"/>&lt;/xs:annotation&gt;</text:p>
            <text:p text:style-name="P23"><text:s text:c="12"/>&lt;/xs:attribute&gt;</text:p>
            <text:p text:style-name="P23"><text:s text:c="10"/>&lt;/xs:complexType&gt;</text:p>
            <text:p text:style-name="P23"><text:s text:c="8"/>&lt;/xs:element&gt;</text:p>
            <text:p text:style-name="P23"><text:s text:c="8"/>&lt;xs:element name="segment" minOccurs="0" maxOccurs="unbounded"&gt;</text:p>
            <text:p text:style-name="P23"><text:s text:c="10"/>&lt;xs:annotation&gt;</text:p>
            <text:p text:style-name="P23"><text:s text:c="12"/>&lt;xs:documentation&gt;</text:p>
            <text:p text:style-name="P23"><text:s text:c="14"/>Define the contents of a memory space</text:p>
            <text:p text:style-name="P23"><text:s text:c="12"/>&lt;/xs:documentation&gt;</text:p>
            <text:p text:style-name="P23"><text:s text:c="10"/>&lt;/xs:annotation&gt;</text:p>
            <text:p text:style-name="P23"><text:s text:c="10"/>&lt;xs:complexType&gt;</text:p>
            <text:p text:style-name="P23"><text:s text:c="12"/>&lt;xs:sequence&gt;</text:p>
            <text:p text:style-name="P23"><text:s text:c="14"/>&lt;xs:element name="name" minOccurs="0" maxOccurs="1" /&gt;</text:p>
            <text:p text:style-name="P23"><text:s text:c="14"/>&lt;xs:element name="description" minOccurs="0" maxOccurs="1" /&gt;</text:p>
            <text:p text:style-name="P23"><text:s text:c="14"/>&lt;xs:choice minOccurs="0" maxOccurs="unbounded"&gt;</text:p>
            <text:p text:style-name="P23"><text:s text:c="16"/>&lt;xs:annotation&gt;</text:p>
            <text:p text:style-name="P23"><text:s text:c="18"/>&lt;xs:documentation&gt;</text:p>
            <text:p text:style-name="P23"><text:s text:c="20"/>Allows any sequence of the contained element types</text:p>
            <text:p text:style-name="P23"><text:s text:c="18"/>&lt;/xs:documentation&gt;</text:p>
            <text:p text:style-name="P23"><text:s text:c="16"/>&lt;/xs:annotation&gt;</text:p>
            <text:p text:style-name="P23"><text:s text:c="16"/>&lt;xs:element name="group" type="groupType" minOccurs="0" maxOccurs="1"&gt;</text:p>
            <text:p text:style-name="P23"><text:s text:c="18"/>&lt;xs:annotation&gt;</text:p>
            <text:p text:style-name="P23"><text:s text:c="20"/>&lt;xs:documentation&gt;</text:p>
            <text:p text:style-name="P23"><text:s text:c="22"/>Allows grouping and replication of multiple locations.</text:p>
            <text:p text:style-name="P23"><text:s text:c="20"/>&lt;/xs:documentation&gt;</text:p>
            <text:p text:style-name="P23"><text:s text:c="18"/>&lt;/xs:annotation&gt;</text:p>
            <text:p text:style-name="P23"><text:s text:c="16"/>&lt;/xs:element&gt;</text:p>
            <text:p text:style-name="P23"><text:s text:c="16"/>&lt;xs:element name="bit" type="bitType" minOccurs="0" maxOccurs="1"&gt;</text:p>
            <text:p text:style-name="P23"><text:s text:c="18"/>&lt;xs:annotation&gt;</text:p>
            <text:p text:style-name="P23"><text:s text:c="20"/>&lt;xs:documentation&gt;</text:p>
            <text:p text:style-name="P23"><text:s text:c="22"/>Describes a bit field in the data. </text:p>
            <text:p text:style-name="P23"><text:s text:c="22"/>The field can be considered either a number, </text:p>
            <text:p text:style-name="P23"><text:s text:c="22"/>or a set of specific coded values via a map.</text:p>
            <text:p text:style-name="P23"><text:s text:c="20"/>&lt;/xs:documentation&gt;</text:p>
            <text:p text:style-name="P23"><text:s text:c="18"/>&lt;/xs:annotation&gt;</text:p>
            <text:p text:style-name="P23"><text:s text:c="16"/>&lt;/xs:element&gt;</text:p>
            <text:p text:style-name="P23"><text:s text:c="16"/>&lt;xs:element name="string" type="stringType" minOccurs="0" maxOccurs="1"&gt;</text:p>
            <text:p text:style-name="P23"><text:s text:c="18"/>&lt;xs:annotation&gt;</text:p>
            <text:p text:style-name="P23"><text:s text:c="20"/>&lt;xs:documentation&gt;</text:p>
            <text:p text:style-name="P23"><text:s text:c="22"/>Describes a human-readable UTF-8 string in the data.</text:p>
            <text:p text:style-name="P23"><text:s text:c="20"/>&lt;/xs:documentation&gt;</text:p>
            <text:p text:style-name="P23"><text:s text:c="18"/>&lt;/xs:annotation&gt;</text:p>
            <text:p text:style-name="P23"><text:s text:c="16"/>&lt;/xs:element&gt;</text:p>
            <text:p text:style-name="P23"><text:s text:c="16"/>&lt;xs:element name="int" type="intType" minOccurs="0" maxOccurs="1"&gt;</text:p>
            <text:p text:style-name="P23"><text:s text:c="18"/>&lt;xs:annotation&gt;</text:p>
            <text:p text:style-name="P23"><text:s text:c="20"/>&lt;xs:documentation&gt;</text:p>
            <text:p text:style-name="P23"><text:s text:c="22"/>Describes an integer value in the data. </text:p>
            <text:p text:style-name="P23"><text:s text:c="22"/>The field can be considered either a number, </text:p>
            <text:p text:style-name="P23"><text:s text:c="22"/>or a set of specific coded values via a map.</text:p>
            <text:p text:style-name="P23"><text:s text:c="20"/>&lt;/xs:documentation&gt;</text:p>
            <text:p text:style-name="P23"><text:s text:c="18"/>&lt;/xs:annotation&gt;</text:p>
            <text:p text:style-name="P23"><text:s text:c="16"/>&lt;/xs:element&gt;</text:p>
            <text:p text:style-name="P23"><text:s text:c="16"/>&lt;xs:element name="eventid" type="eventidType" minOccurs="0" maxOccurs="1"&gt;</text:p>
            <text:p text:style-name="P23"><text:s text:c="18"/>&lt;xs:annotation&gt;</text:p>
            <text:p text:style-name="P23"><text:s text:c="20"/>&lt;xs:documentation&gt;</text:p>
            <text:p text:style-name="P23"><text:s text:c="22"/>Describes an 8-byte Event ID in the data.</text:p>
            <text:p text:style-name="P23"><text:s text:c="20"/>&lt;/xs:documentation&gt;</text:p>
            <text:p text:style-name="P23"><text:s text:c="18"/>&lt;/xs:annotation&gt;</text:p>
            <text:p text:style-name="P23"><text:s text:c="16"/>&lt;/xs:element&gt;</text:p>
            <text:p text:style-name="P23"/>
            <text:p text:style-name="P23">&lt;!-- </text:p>
            <text:p text:style-name="P23"><text:s text:c="16"/>XML Schema 1.1 construct expressing extensibility promise</text:p>
            <text:p text:style-name="P23"><text:s text:c="16"/>&lt;xs:any minOccurs="0" maxOccurs="1" processContents="lax"&gt;</text:p>
            <text:p text:style-name="P23"><text:s text:c="16"/>&lt;xs:assert test="every $x in * satisfies </text:p>
            <text:p text:style-name="P23"><text:s text:c="36"/>(exists($x/@size) and $x/@size castable to xs:integer)"/&gt; </text:p>
            <text:p text:style-name="P23"><text:s text:c="16"/>&lt;xs:assert test="every $x in * satisfies </text:p>
            <text:p text:style-name="P23"><text:s text:c="36"/>(exists($x/@offset) and $x/@offset castable to xs:integer)"/&gt; </text:p>
            <text:p text:style-name="P23"><text:s text:c="18"/>&lt;xs:annotation&gt;</text:p>
            <text:p text:style-name="P23"><text:s text:c="20"/>&lt;xs:documentation&gt;</text:p>
            <text:p text:style-name="P23"><text:s text:c="22"/>Extension point for future schema</text:p>
            <text:p text:style-name="P23"><text:s text:c="20"/>&lt;/xs:documentation&gt;</text:p>
            <text:p text:style-name="P23"><text:s text:c="18"/>&lt;/xs:annotation&gt;</text:p>
            <text:p text:style-name="P23"><text:s text:c="16"/>&lt;/xs:any&gt;</text:p>
            <text:p text:style-name="P23"><text:s/>--&gt;</text:p>
            <text:p text:style-name="P23"><text:s text:c="16"/></text:p>
            <text:p text:style-name="P23"><text:s text:c="14"/>&lt;/xs:choice&gt;</text:p>
            <text:p text:style-name="P23"><text:s text:c="12"/>&lt;/xs:sequence&gt;</text:p>
            <text:p text:style-name="P23"><text:s text:c="12"/>&lt;xs:attribute name="space" type="xs:int" use="required"&gt;</text:p>
            <text:p text:style-name="P23"><text:s text:c="14"/>&lt;xs:annotation&gt;</text:p>
            <text:p text:style-name="P23"><text:s text:c="16"/>&lt;xs:documentation&gt;</text:p>
            <text:p text:style-name="P23"><text:s text:c="18"/>The decimal number of the address space where the information is found.</text:p>
            <text:p text:style-name="P23"><text:s text:c="16"/>&lt;/xs:documentation&gt;</text:p>
            <text:p text:style-name="P23"><text:s text:c="14"/>&lt;/xs:annotation&gt;</text:p>
            <text:p text:style-name="P23"><text:s text:c="12"/>&lt;/xs:attribute&gt;</text:p>
            <text:p text:style-name="P23"><text:s text:c="12"/>&lt;xs:attribute name="origin" type="xs:int" default="0"&gt;</text:p>
            <text:p text:style-name="P23"><text:s text:c="14"/>&lt;xs:annotation&gt;</text:p>
            <text:p text:style-name="P23"><text:s text:c="16"/>&lt;xs:documentation&gt;</text:p>
            <text:p text:style-name="P23"><text:s text:c="18"/>Starting address of the segment's contents </text:p>
            <text:p text:style-name="P23"><text:s text:c="18"/>within the memory space.</text:p>
            <text:p text:style-name="P23"><text:s text:c="16"/>&lt;/xs:documentation&gt;</text:p>
            <text:p text:style-name="P23"><text:s text:c="14"/>&lt;/xs:annotation&gt;</text:p>
            <text:p text:style-name="P23"><text:s text:c="12"/>&lt;/xs:attribute&gt;</text:p>
            <text:p text:style-name="P23"><text:s text:c="10"/>&lt;/xs:complexType&gt;</text:p>
            <text:p text:style-name="P23"><text:s text:c="8"/>&lt;/xs:element&gt;</text:p>
            <text:p text:style-name="P23"><text:s text:c="6"/>&lt;/xs:sequence&gt;</text:p>
            <text:p text:style-name="P23"><text:s text:c="4"/>&lt;/xs:complexType&gt;</text:p>
            <text:p text:style-name="P23"><text:s text:c="2"/>&lt;/xs:element&gt;</text:p>
            <text:p text:style-name="P23">&lt;/xs:schema&gt;</text:p>
            <text:p text:style-name="P2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Introduction (Informative)</text:h>
      <text:p text:style-name="Standard">This document defines a standard for the format of static information that describes the configuration options available on an OpenLCB node, called “Configuration Description Information (CDI)”. “Configuration Description Information” in this context refers to <text:span text:style-name="T23">fixed</text:span> information available from an OpenLCB device, via OpenLCB, so that other devices can properly and correctly configure it.</text:p>
      <text:p text:style-name="Standard">This Standard does not address how the CDI is stored, retrieved, or used.</text:p>
      <text:h text:style-name="Heading_20_1" text:outline-level="1">Intended Use (Informative)</text:h>
      <text:p text:style-name="Standard">CDI is intended to be used by a configurable, self-contained OpenLCB <text:change text:change-id="ct72066016"/>node to tell a Configuration Tool (CT) how to configure the node. The configuration tool will use the CDI information to help the user configure all aspects of the node's capabilities.</text:p>
      <text:p text:style-name="P34">The configurable values are expressed as Variables, with each Variable having a specific type, a size in bytes, a value for Space and Address (to locate the variable), and Name and Description as user-readable strings so that users understand the <text:change-start text:change-id="ct53573152"/><text:span text:style-name="T40">use of the </text:span><text:change-end text:change-id="ct53573152"/>particular setting.</text:p>
      <text:p text:style-name="P34">Variables can be grouped together, groups can be repeated (for example if a Node has multiple outputs) and nested to express complex configuration setups with concise description.</text:p>
      <text:h text:style-name="Heading_20_1" text:outline-level="1">References and Context (Informative)</text:h>
      <text:p text:style-name="Standard">For more information on format and presentation, see: </text:p>
      <text:list xml:id="list5633197645327971660" text:style-name="L3">
        <text:list-item>
          <text:p text:style-name="P63">OpenLCB Common Information Technical Note</text:p>
        </text:list-item>
      </text:list>
      <text:p text:style-name="Standard">For information on OpenLCB message transport and OpenLCB communications, see:</text:p>
      <text:list xml:id="list5242274510817000747" text:style-name="L4">
        <text:list-item>
          <text:p text:style-name="P64">OpenLCB <text:change text:change-id="ct86041648"/>Message Network<text:change-start text:change-id="ct86300160"/> Standard<text:change-end text:change-id="ct86300160"/><text:change-start text:change-id="ct40140208"/></text:p>
        </text:list-item>
      </text:list>
      <text:p text:style-name="P79">For information on how to fetch the CDI information from a node, and <text:change-end text:change-id="ct40140208"/><text:change-start text:change-id="ct30465424"/>how to read and write the configuration information, see:</text:p>
      <text:list xml:id="list4354481567150687438" text:style-name="L9">
        <text:list-item>
          <text:p text:style-name="P80">OpenLCB Memory Configuration Protocol Standard<text:change-end text:change-id="ct30465424"/></text:p>
        </text:list-item>
      </text:list>
      <text:p text:style-name="Standard">For information on XML encoding and XML Schema, see:</text:p>
      <text:list xml:id="list3305830230577374315" text:style-name="L5">
        <text:list-item>
          <text:p text:style-name="P65"><text:soft-page-break/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65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Heading_20_1" text:outline-level="1">Content (<text:span text:style-name="T36">N</text:span>ormative)</text:h>
      <text:p text:style-name="Standard">The configuration description information <text:span text:style-name="T16">for a</text:span> node is invariant while the node has any OpenLCB connections in the Initialized state. </text:p>
      <text:p text:style-name="Standard">The CDI has three parts:</text:p>
      <text:list xml:id="list6672747597564685720" text:style-name="L6">
        <text:list-item>
          <text:p text:style-name="P66">Identification: Provides specific information about <text:span text:style-name="T16">the</text:span> type of the node.</text:p>
        </text:list-item>
        <text:list-item>
          <text:p text:style-name="P66">ACDI: Indicates that certain configuration information in the node has a standard<text:change-start text:change-id="ct51690016"/><text:span text:style-name="T40">ized simplified</text:span><text:change-end text:change-id="ct51690016"/> format.</text:p>
        </text:list-item>
        <text:list-item>
          <text:p text:style-name="P66"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<text:change-start text:change-id="ct86545344"/><text:span text:style-name="T40">in</text:span><text:change-end text:change-id="ct86545344"/> a linear address space. </text:p>
        </text:list-item>
      </text:list>
      <text:h text:style-name="Heading_20_1" text:outline-level="1">Format (<text:change text:change-id="ct39614208"/><text:change-start text:change-id="ct131542240"/><text:span text:style-name="T51">N</text:span><text:change-end text:change-id="ct131542240"/>ormative)</text:h>
      <text:p text:style-name="Standard">The CDI is provided as a zero-terminated string of bytes. The bytes encode UTF-8 characters. There is no byte-order mark (BOM) at <text:span text:style-name="T16">the</text:span> start of the string.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16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16"> and in Appendix A of this document. </text:span><text:span text:style-name="T1">The CDI content shall pass validation against </text:span><text:change-start text:change-id="ct103739616"/><text:span text:style-name="T21">its</text:span><text:change-end text:change-id="ct103739616"/><text:change text:change-id="ct76800640"/><text:span text:style-name="T1"> </text:span><text:change text:change-id="ct100549120"/><text:change-start text:change-id="ct103647808"/><text:span text:style-name="T21">referenced</text:span><text:change-end text:change-id="ct103647808"/><text:span text:style-name="T1"> schema. Nodes are not required to </text:span><text:change text:change-id="ct89087632"/><text:change text:change-id="ct99598496"/><text:change-start text:change-id="ct90285632"/><text:span text:style-name="T19">do the validation</text:span><text:change-end text:change-id="ct90285632"/><text:span text:style-name="T1">.</text:span></text:p>
      <text:p text:style-name="P35">The version number of an OpenLCB CDI schema contains two numbers: The major version first, and the minor version second. <text:s/></text:p>
      <text:p text:style-name="Standard">The first line of the CDI is:</text:p>
      <text:p text:style-name="P37"><text:span text:style-name="Teletype"><text:span text:style-name="T24">&lt;?xml version="1.0"?&gt;</text:span></text:span></text:p>
      <text:p text:style-name="Standard">to define the XML version of <text:span text:style-name="T16">the</text:span> content.</text:p>
      <text:p text:style-name="Standard">The root element of the CDI XML is:</text:p>
      <text:p text:style-name="Standard"><text:span text:style-name="Teletype"><text:span text:style-name="T24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24">http://openlcb.org/schema/1/1/cdi.xsd</text:span></text:span></text:a><text:span text:style-name="Teletype"><text:span text:style-name="T24">"&gt;</text:span></text:span></text:p>
      <text:p text:style-name="P78"><text:change-start text:change-id="ct100431008"/>to define the OpenLCB CDI version of the content.</text:p>
      <text:p text:style-name="P38"><text:change-end text:change-id="ct100431008"/><text:soft-page-break/>The schema contents are normative.</text:p>
      <text:p text:style-name="P35">Numerical values in attributes and element text shall be specified as decimal numbers.<text:change-start text:change-id="ct90286112"/> <text:span text:style-name="T44">OpenLCB nodes</text:span><text:change-end text:change-id="ct90286112"/><text:change-start text:change-id="ct89200368"/><text:span text:style-name="T44"> are not required to be able to parse any other numeric format.</text:span><text:change-end text:change-id="ct89200368"/></text:p>
      <text:h text:style-name="Heading_20_2" text:outline-level="2">XML Elements</text:h>
      <text:h text:style-name="Heading_20_3" text:outline-level="3">&lt;identification&gt; Element</text:h>
      <text:p text:style-name="P2">The &lt;identification&gt; element, if <text:change text:change-id="ct100082688"/><text:change-start text:change-id="ct100071328"/><text:span text:style-name="T41">present</text:span><text:change-end text:change-id="ct100071328"/>, specifies manufacturer-provided identification information about the node. This information is not user-editable. <text:span text:style-name="T2">If this </text:span><text:change-start text:change-id="ct100182368"/><text:span text:style-name="T2">e</text:span><text:change-end text:change-id="ct100182368"/><text:change text:change-id="ct100257056"/><text:span text:style-name="T2">lement is provided and the node also supports the OpenLCB Simple Node Information Protocol (SNIP), the contents of the SNIP Reply shall match the respective tags in the &lt;identification&gt; </text:span><text:change text:change-id="ct64911056"/><text:change-start text:change-id="ct100905040"/><text:span text:style-name="T20">element</text:span><text:change-end text:change-id="ct100905040"/><text:span text:style-name="T2">. If this </text:span><text:change text:change-id="ct64995232"/><text:change-start text:change-id="ct100906816"/><text:span text:style-name="T20">element</text:span><text:change-end text:change-id="ct100906816"/><text:span text:style-name="T2"> is provided, and the node also provides the &lt;acdi&gt; </text:span><text:change text:change-id="ct101066208"/><text:change-start text:change-id="ct51191936"/><text:span text:style-name="T20">element</text:span><text:change-end text:change-id="ct51191936"/><text:span text:style-name="T2">, the contents provided by the ACDI spaces shall match the respective tags in the &lt;identification&gt; </text:span><text:change text:change-id="ct101009648"/><text:change-start text:change-id="ct101063216"/><text:span text:style-name="T20">element</text:span><text:change-end text:change-id="ct101063216"/><text:span text:style-name="T2">.</text:span></text:p>
      <text:h text:style-name="Heading_20_3" text:outline-level="3">&lt;acdi&gt; Element</text:h>
      <text:p text:style-name="P3">The &lt;acdi&gt; <text:change text:change-id="ct101067504"/><text:change-start text:change-id="ct101105824"/><text:span text:style-name="T16">element</text:span><text:change-end text:change-id="ct101105824"/>, if specified without the attribute `fixed', <text:change-start text:change-id="ct107912832"/><text:span text:style-name="T45">or </text:span><text:change-end text:change-id="ct107912832"/>with the attribute<text:change text:change-id="ct107345952"/><text:change-start text:change-id="ct88149120"/> <text:change-end text:change-id="ct88149120"/>`fixed=”4”' or higher, specifies that the following information is available for read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56">Space</text:p>
          </table:table-cell>
          <table:table-cell table:style-name="Table2.A1" office:value-type="string">
            <text:p text:style-name="P57">Address</text:p>
          </table:table-cell>
          <table:table-cell table:style-name="Table2.A1" office:value-type="string">
            <text:p text:style-name="P56">Size (bytes)</text:p>
          </table:table-cell>
          <table:table-cell table:style-name="Table2.A1" office:value-type="string">
            <text:p text:style-name="P56">Type</text:p>
          </table:table-cell>
          <table:table-cell table:style-name="Table2.E1" office:value-type="string">
            <text:p text:style-name="P56">Description</text:p>
          </table:table-cell>
        </table:table-row>
        <table:table-row>
          <table:table-cell table:style-name="Table2.A2" office:value-type="string">
            <text:p text:style-name="P96">252</text:p>
          </table:table-cell>
          <table:table-cell table:style-name="Table2.A2" office:value-type="string">
            <text:p text:style-name="P96">0</text:p>
          </table:table-cell>
          <table:table-cell table:style-name="Table2.A2" office:value-type="string">
            <text:p text:style-name="P96">1</text:p>
          </table:table-cell>
          <table:table-cell table:style-name="Table2.A2" office:value-type="string">
            <text:p text:style-name="P96">int</text:p>
          </table:table-cell>
          <table:table-cell table:style-name="Table2.E2" office:value-type="string">
            <text:p text:style-name="P96">Version</text:p>
          </table:table-cell>
        </table:table-row>
        <table:table-row>
          <table:table-cell table:style-name="Table2.A2" office:value-type="string">
            <text:p text:style-name="P96">252</text:p>
          </table:table-cell>
          <table:table-cell table:style-name="Table2.A2" office:value-type="string">
            <text:p text:style-name="P96">1</text:p>
          </table:table-cell>
          <table:table-cell table:style-name="Table2.A2" office:value-type="string">
            <text:p text:style-name="P96">41</text:p>
          </table:table-cell>
          <table:table-cell table:style-name="Table2.A2" office:value-type="string">
            <text:p text:style-name="P96">string</text:p>
          </table:table-cell>
          <table:table-cell table:style-name="Table2.E2" office:value-type="string">
            <text:p text:style-name="P96">Manufacturer</text:p>
          </table:table-cell>
        </table:table-row>
        <table:table-row>
          <table:table-cell table:style-name="Table2.A2" office:value-type="string">
            <text:p text:style-name="P96">252</text:p>
          </table:table-cell>
          <table:table-cell table:style-name="Table2.A2" office:value-type="string">
            <text:p text:style-name="P96">42</text:p>
          </table:table-cell>
          <table:table-cell table:style-name="Table2.A2" office:value-type="string">
            <text:p text:style-name="P96">41</text:p>
          </table:table-cell>
          <table:table-cell table:style-name="Table2.A2" office:value-type="string">
            <text:p text:style-name="P96">string</text:p>
          </table:table-cell>
          <table:table-cell table:style-name="Table2.E2" office:value-type="string">
            <text:p text:style-name="P96">Model</text:p>
          </table:table-cell>
        </table:table-row>
        <table:table-row>
          <table:table-cell table:style-name="Table2.A2" office:value-type="string">
            <text:p text:style-name="P96">252</text:p>
          </table:table-cell>
          <table:table-cell table:style-name="Table2.A2" office:value-type="string">
            <text:p text:style-name="P96">83</text:p>
          </table:table-cell>
          <table:table-cell table:style-name="Table2.A2" office:value-type="string">
            <text:p text:style-name="P96">21</text:p>
          </table:table-cell>
          <table:table-cell table:style-name="Table2.A2" office:value-type="string">
            <text:p text:style-name="P96">string</text:p>
          </table:table-cell>
          <table:table-cell table:style-name="Table2.E2" office:value-type="string">
            <text:p text:style-name="P96">Hardware version</text:p>
          </table:table-cell>
        </table:table-row>
        <table:table-row>
          <table:table-cell table:style-name="Table2.A2" office:value-type="string">
            <text:p text:style-name="P96">252</text:p>
          </table:table-cell>
          <table:table-cell table:style-name="Table2.A2" office:value-type="string">
            <text:p text:style-name="P96">104</text:p>
          </table:table-cell>
          <table:table-cell table:style-name="Table2.A2" office:value-type="string">
            <text:p text:style-name="P96">21</text:p>
          </table:table-cell>
          <table:table-cell table:style-name="Table2.A2" office:value-type="string">
            <text:p text:style-name="P96">string</text:p>
          </table:table-cell>
          <table:table-cell table:style-name="Table2.E2" office:value-type="string">
            <text:p text:style-name="P96">Software version</text:p>
          </table:table-cell>
        </table:table-row>
      </table:table>
      <text:p text:style-name="P3">The value at the Version variable shall be the same as the value of the attribute `fixed'.</text:p>
      <text:p text:style-name="P3">The &lt;acdi&gt; <text:change text:change-id="ct101072144"/><text:change-start text:change-id="ct101072544"/><text:span text:style-name="T16">element</text:span><text:change-end text:change-id="ct101072544"/>, if specified without the attribute `var', <text:change-start text:change-id="ct107809040"/><text:span text:style-name="T45">or </text:span><text:change-end text:change-id="ct107809040"/>with the attribute <text:change text:change-id="ct107343120"/>`var=”2”' or higher, specifies that the following information is available for read and writ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56">Space</text:p>
          </table:table-cell>
          <table:table-cell table:style-name="Table3.A1" office:value-type="string">
            <text:p text:style-name="P57">Address</text:p>
          </table:table-cell>
          <table:table-cell table:style-name="Table3.A1" office:value-type="string">
            <text:p text:style-name="P56">Size (bytes)</text:p>
          </table:table-cell>
          <table:table-cell table:style-name="Table3.A1" office:value-type="string">
            <text:p text:style-name="P56">Type</text:p>
          </table:table-cell>
          <table:table-cell table:style-name="Table3.E1" office:value-type="string">
            <text:p text:style-name="P56">Description</text:p>
          </table:table-cell>
        </table:table-row>
        <table:table-row>
          <table:table-cell table:style-name="Table3.A2" office:value-type="string">
            <text:p text:style-name="P96">251</text:p>
          </table:table-cell>
          <table:table-cell table:style-name="Table3.A2" office:value-type="string">
            <text:p text:style-name="P96">0</text:p>
          </table:table-cell>
          <table:table-cell table:style-name="Table3.A2" office:value-type="string">
            <text:p text:style-name="P96">1</text:p>
          </table:table-cell>
          <table:table-cell table:style-name="Table3.A2" office:value-type="string">
            <text:p text:style-name="P96">int</text:p>
          </table:table-cell>
          <table:table-cell table:style-name="Table3.E2" office:value-type="string">
            <text:p text:style-name="P96">Version</text:p>
          </table:table-cell>
        </table:table-row>
        <table:table-row>
          <table:table-cell table:style-name="Table3.A2" office:value-type="string">
            <text:p text:style-name="P96">251</text:p>
          </table:table-cell>
          <table:table-cell table:style-name="Table3.A2" office:value-type="string">
            <text:p text:style-name="P96">1</text:p>
          </table:table-cell>
          <table:table-cell table:style-name="Table3.A2" office:value-type="string">
            <text:p text:style-name="P96">63</text:p>
          </table:table-cell>
          <table:table-cell table:style-name="Table3.A2" office:value-type="string">
            <text:p text:style-name="P96">string</text:p>
          </table:table-cell>
          <table:table-cell table:style-name="Table3.E2" office:value-type="string">
            <text:p text:style-name="P96">User-supplied name</text:p>
          </table:table-cell>
        </table:table-row>
        <table:table-row>
          <table:table-cell table:style-name="Table3.A2" office:value-type="string">
            <text:p text:style-name="P96">251</text:p>
          </table:table-cell>
          <table:table-cell table:style-name="Table3.A2" office:value-type="string">
            <text:p text:style-name="P96">64</text:p>
          </table:table-cell>
          <table:table-cell table:style-name="Table3.A2" office:value-type="string">
            <text:p text:style-name="P96">64</text:p>
          </table:table-cell>
          <table:table-cell table:style-name="Table3.A2" office:value-type="string">
            <text:p text:style-name="P96">string</text:p>
          </table:table-cell>
          <table:table-cell table:style-name="Table3.E2" office:value-type="string">
            <text:p text:style-name="P96">User-supplied description</text:p>
          </table:table-cell>
        </table:table-row>
      </table:table>
      <text:p text:style-name="P4">The value at the Version variable shall be the same as the value of the attribute `var'.</text:p>
      <text:p text:style-name="P4">The &lt;acdi&gt; <text:change text:change-id="ct101011984"/><text:change-start text:change-id="ct99872544"/><text:span text:style-name="T16">element</text:span><text:change-end text:change-id="ct99872544"/> shall be specified if and only if the Protocol Support Reply message carries the `ACDI' bit set. See the OpenLCB Message Network Standard for the Protocol Support Reply message.</text:p>
      <text:p text:style-name="P4">If the &lt;acdi&gt; <text:change text:change-id="ct90916816"/><text:change-start text:change-id="ct101084400"/><text:span text:style-name="T16">element</text:span><text:change-end text:change-id="ct101084400"/> is specified, and the Node also supports the OpenLCB Simple Node Information Protocol (SNIP), then the information provided by the SNIP Reply <text:span text:style-name="T2">shall match the respective </text:span>values provided in the ACDI space.</text:p>
      <text:p text:style-name="P36"><text:soft-page-break/>A node may, but is not required to, express the same configuration options as specific segment<text:span text:style-name="T7">s and </text:span><text:change-start text:change-id="ct101222976"/><text:span text:style-name="T7">Data </text:span><text:change-end text:change-id="ct101222976"/><text:span text:style-name="T7">Elements therein.</text:span></text:p>
      <text:h text:style-name="Heading_20_3" text:outline-level="3">&lt;segment&gt; Element</text:h>
      <text:p text:style-name="Standard">A &lt;segment&gt; element defines the value of Space <text:span text:style-name="T3">in the attribute `space', </text:span>which shall apply to all <text:span text:style-name="T3">Data Elements within, and the value of `origin', which shall be considered as the Address of a</text:span><text:change text:change-id="ct101869344"/><text:change-start text:change-id="ct101885696"/><text:span text:style-name="T3"> Data</text:span><text:change-end text:change-id="ct101885696"/><text:span text:style-name="T3"> Element of size 0 (zero) at the beginning of the &lt;segment&gt;</text:span><text:span text:style-name="T3"><text:note text:id="ftn3" text:note-class="footnote"><text:note-citation>3</text:note-citation><text:note-body><text:p text:style-name="P58">This is required to make “previous Element” a<text:span text:style-name="T30">n unambiguous</text:span> reference for the first Element in the contained sequence.</text:p></text:note-body></text:note></text:span><text:span text:style-name="T3">.</text:span></text:p>
      <text:p text:style-name="P43">A Configuration Tool may, but i<text:span text:style-name="T28">s</text:span> not required to, perform visual separation of the contents of different segments by appropriate UI elements, such as tabs, <text:span text:style-name="T28">boxes</text:span> or horizontal bars.</text:p>
      <text:p text:style-name="P6">A &lt;segment&gt; element shall contain an optional user-readable name and description tags, and a sequence of zero or more Data Elements.</text:p>
      <text:h text:style-name="Heading_20_3" text:outline-level="3">Data Elements</text:h>
      <text:p text:style-name="P5">The following <text:change text:change-id="ct101326752"/><text:change-start text:change-id="ct102038848"/><text:span text:style-name="T16">element</text:span><text:change-end text:change-id="ct102038848"/>s are considered Data Elements: &lt;group&gt;,<text:change text:change-id="ct107982848"/> &lt;int&gt;, &lt;string&gt;, &lt;eventid&gt;.</text:p>
      <text:p text:style-name="P6">For each Data Element the following values are defined:</text:p>
      <text:list xml:id="list3944338313973794436" text:style-name="L7">
        <text:list-item>
          <text:p text:style-name="P67">Space<text:change-start text:change-id="ct107200976"/>, <text:span text:style-name="T46">which is defined by the enclosing &lt;segment&gt; element.</text:span><text:change-end text:change-id="ct107200976"/></text:p>
        </text:list-item>
        <text:list-item>
          <text:p text:style-name="P67">Address<text:change-start text:change-id="ct109787424"/>, <text:span text:style-name="T46">which is defined as </text:span><text:change-end text:change-id="ct109787424"/><text:change-start text:change-id="ct109876688"/><text:span text:style-name="T46">the End Address of the previous Data Element plus the value of the attribute `offset' on the Data Element.</text:span><text:change-end text:change-id="ct109876688"/></text:p>
        </text:list-item>
        <text:list-item>
          <text:p text:style-name="P67">Size <text:span text:style-name="T6">(in bytes)</text:span></text:p>
        </text:list-item>
        <text:list-item>
          <text:p text:style-name="P67">End Address, which <text:change text:change-id="ct53134640"/><text:change-start text:change-id="ct110518544"/><text:span text:style-name="T46">is defined as</text:span><text:change-end text:change-id="ct110518544"/><text:change text:change-id="ct110769952"/> Address + Size<text:change text:change-id="ct113428768"/><text:change-start text:change-id="ct113482640"/>, <text:span text:style-name="T47">unless otherwise specified,</text:span><text:change-end text:change-id="ct113482640"/></text:p>
        </text:list-item>
      </text:list>
      <text:h text:style-name="Heading_20_4" text:outline-level="4">&lt;group&gt; Element</text:h>
      <text:p text:style-name="P7">The &lt;group&gt; <text:change text:change-id="ct102059888"/><text:change-start text:change-id="ct102145680"/><text:span text:style-name="T16">element</text:span><text:change-end text:change-id="ct102145680"/> allows logical grouping of <text:span text:style-name="T29">Variables</text:span>, providing common documentation for them, and making multiple copies of the contained Variables<text:change text:change-id="ct103828896"/>. <text:change text:change-id="ct112073440"/><text:change-start text:change-id="ct112184624"/><text:span text:style-name="T4">CDI implementors</text:span><text:change-end text:change-id="ct112184624"/><text:span text:style-name="T4"> may, but are not required to, use this feature to express configuration of repeated hardware or software components (such as multiple input ports, output ports etc).</text:span></text:p>
      <text:p text:style-name="P8"><text:span text:style-name="T5">A &lt;group&gt; </text:span><text:change text:change-id="ct91160160"/><text:change-start text:change-id="ct102068064"/><text:span text:style-name="T5">element</text:span><text:change-end text:change-id="ct102068064"/><text:span text:style-name="T5"> shall contain an optional user-readable name, </text:span><text:change-start text:change-id="ct112668992"/><text:span text:style-name="T22">optional </text:span><text:change-end text:change-id="ct112668992"/><text:span text:style-name="T5">description and a sequence of zero or more Data Elements. This sequence is considered to contain a Data Element of size 0 (zero) before the specified Data Elements</text:span><text:span text:style-name="Footnote_20_anchor"><text:span text:style-name="T5"><text:note-ref text:note-class="footnote" text:reference-format="text" text:ref-name="ftn3">3</text:note-ref></text:span></text:span><text:span text:style-name="T5">.</text:span></text:p>
      <text:p text:style-name="P9"><text:change text:change-id="ct111689456"/>If the `replication' attribute is present with the value of N, then the group shall be considered as if the entire sequence of Data Elements were repeated N times<text:change text:change-id="ct113096320"/><text:change-start text:change-id="ct70018704"/>.<text:change-end text:change-id="ct70018704"/></text:p>
      <text:p text:style-name="P10">The End Address of a &lt;group&gt; element is <text:span text:style-name="T7">defined as the End Address of the last Data Element in the contained sequence (after replication).</text:span><text:change text:change-id="ct112375184"/><text:change-start text:change-id="ct113669856"/><text:span text:style-name="T7"> </text:span><text:change-end text:change-id="ct113669856"/><text:span text:style-name="T7">The Size of a &lt;group&gt; </text:span><text:change text:change-id="ct101934320"/><text:change-start text:change-id="ct102377536"/><text:span text:style-name="T7">element</text:span><text:change-end text:change-id="ct102377536"/><text:span text:style-name="T7"> is defined as the End Address minus the Address of the &lt;group&gt; </text:span><text:change text:change-id="ct102403472"/><text:change-start text:change-id="ct102193984"/><text:span text:style-name="T7">element</text:span><text:change-end text:change-id="ct102193984"/><text:span text:style-name="T7">.</text:span><text:change-start text:change-id="ct113721072"/></text:p>
      <text:p text:style-name="P11"><text:soft-page-break/>Configuration Tools shall not render a <text:span text:style-name="T49">&lt;</text:span>group<text:span text:style-name="T49">&gt; element</text:span> with no child elements<text:note text:id="ftn0" text:note-class="footnote"><text:note-citation>4</text:note-citation><text:note-body><text:p text:style-name="P95"><text:change-start text:change-id="ct115200192"/>No name, <text:span text:style-name="T49">no </text:span>description and no Data Elements contained.<text:change-end text:change-id="ct115200192"/></text:p></text:note-body></text:note> on their UI.<text:change-end text:change-id="ct113721072"/><text:change text:change-id="ct115936672"/><text:change text:change-id="ct116388448"/><text:change text:change-id="ct102459520"/><text:change text:change-id="ct115950080"/><text:change text:change-id="ct101664656"/><text:change text:change-id="ct116301008"/><text:change text:change-id="ct102395760"/><text:change text:change-id="ct115708320"/></text:p>
      <text:h text:style-name="P97" text:outline-level="4">&lt;<text:span text:style-name="T32">int</text:span>&gt; Element</text:h>
      <text:p text:style-name="P14">The &lt;int&gt; <text:change text:change-id="ct101670928"/><text:change-start text:change-id="ct90942640"/><text:span text:style-name="T42">element</text:span><text:change-end text:change-id="ct90942640"/> defines a Variable of <text:change text:change-id="ct115256832"/><text:change-start text:change-id="ct115270688"/><text:span text:style-name="T48">integer</text:span><text:change-end text:change-id="ct115270688"/> value.</text:p>
      <text:p text:style-name="P14"><text:change text:change-id="ct108193280"/><text:change text:change-id="ct101695312"/><text:change text:change-id="ct102446240"/>The Size of the &lt;int&gt; <text:change text:change-id="ct101089952"/><text:change-start text:change-id="ct102477136"/><text:span text:style-name="T42">element</text:span><text:change-end text:change-id="ct102477136"/> is defined as the value of the `size' attribute in byte<text:span text:style-name="T34">s.</text:span></text:p>
      <text:p text:style-name="P15">The integer value shall be written to the bytes pointed to in big-endian byte order. All bytes shall be written. Values <text:change text:change-id="ct116421216"/><text:change-start text:change-id="ct126855424"/><text:span text:style-name="T49">smalle</text:span><text:change-end text:change-id="ct126855424"/><text:change-start text:change-id="ct126955728"/><text:span text:style-name="T49">r than </text:span><text:change-end text:change-id="ct126955728"/>defined by the &lt;min&gt;<text:change-start text:change-id="ct126510592"/> <text:span text:style-name="T49">or larger than defined by the </text:span><text:change-end text:change-id="ct126510592"/><text:change text:change-id="ct126770432"/>&lt;max&gt; sub-element<text:change text:change-id="ct127298736"/>, if present, are invalid and shall not be written. If the &lt;map&gt; enumeration is present, then values not present in the list of &lt;property&gt; entries of <text:span text:style-name="T35">the </text:span>enumeration are invalid and shall not be written.</text:p>
      <text:h text:style-name="P98" text:outline-level="4">&lt;string&gt; Element</text:h>
      <text:p text:style-name="P16">The &lt;string&gt; <text:change text:change-id="ct101079568"/><text:change-start text:change-id="ct102540416"/><text:span text:style-name="T42">element</text:span><text:change-end text:change-id="ct102540416"/> defines a variable holding a UTF-8 string that is user-readable.</text:p>
      <text:p text:style-name="P17"><text:change text:change-id="ct127849760"/><text:change text:change-id="ct102560752"/><text:change text:change-id="ct127646032"/>The Size of the &lt;<text:span text:style-name="T9">string</text:span>&gt; <text:change text:change-id="ct102536704"/><text:change-start text:change-id="ct101331856"/><text:span text:style-name="T42">element</text:span><text:change-end text:change-id="ct101331856"/> is defined as the value of the `size' attribute in byt<text:span text:style-name="T9">es.</text:span></text:p>
      <text:p text:style-name="P18">The string value shall be written to the bytes pointed to, starting at the Address of the &lt;string&gt; <text:change text:change-id="ct102490928"/><text:change-start text:change-id="ct101694880"/><text:span text:style-name="T42">element</text:span><text:change-end text:change-id="ct101694880"/><text:change-start text:change-id="ct138005760"/><text:span text:style-name="T42">, </text:span><text:span text:style-name="T43">with at least one trailing 0 (null) byte</text:span><text:change-end text:change-id="ct138005760"/>. When writing a shorter string, any unused bytes shall be set to 0 (<text:change text:change-id="ct127385840"/><text:change-start text:change-id="ct70391536"/><text:span text:style-name="T50">null</text:span><text:change-end text:change-id="ct70391536"/>).</text:p>
      <text:p text:style-name="P51">If the &lt;map&gt; enumeration is present, then values not present in the list of &lt;property&gt; entries of <text:span text:style-name="T35">the </text:span>enumeration are invalid and shall not be written.</text:p>
      <text:h text:style-name="P99" text:outline-level="4"><text:soft-page-break/>&lt;eventid&gt; Element</text:h>
      <text:p text:style-name="P19">The &lt;<text:span text:style-name="T10">eventid</text:span>&gt; <text:change text:change-id="ct101694256"/><text:change-start text:change-id="ct102537456"/><text:span text:style-name="T42">element</text:span><text:change-end text:change-id="ct102537456"/> defines a variable holding a<text:span text:style-name="T10">n 8-byte value</text:span> <text:span text:style-name="T10">representing an Event ID</text:span>.</text:p>
      <text:p text:style-name="P20"><text:change text:change-id="ct127298544"/><text:change text:change-id="ct102563552"/><text:change text:change-id="ct42783200"/>The Size of the &lt;<text:span text:style-name="T10">eventid</text:span>&gt; <text:change text:change-id="ct102499904"/><text:change-start text:change-id="ct102452560"/><text:span text:style-name="T42">element</text:span><text:change-end text:change-id="ct102452560"/> is defined as <text:span text:style-name="T10">8 bytes.</text:span></text:p>
      <text:p text:style-name="P84">The Event ID shall be written to the bytes pointed to in big-endian byte order (most significant byte first).</text:p>
      <text:p text:style-name="P20">If the &lt;map&gt; enumeration is present, then values not present in the list of &lt;property&gt; entries of <text:span text:style-name="T35">the </text:span>enumeration are invalid and shall not be written.</text:p>
      <text:h text:style-name="Heading_20_1" text:outline-level="1">Future Extension <text:span text:style-name="T36">(Normative)</text:span></text:h>
      <text:p text:style-name="P47">Configuration Tools implementing a future version of this Standard must be able to process CDI content defined according to an<text:span text:style-name="T8">y</text:span> earlier version of the Standard, <text:span text:style-name="T8">including this version</text:span>.</text:p>
      <text:p text:style-name="P48">Configuration Tools implementing major version 1 of this Standard may assume the following about future minor versions of this Standard:</text:p>
      <text:list xml:id="list4068976042962508854" text:style-name="L8">
        <text:list-item>
          <text:p text:style-name="P69">No existing tags will change the interpretation or default value of the <text:span text:style-name="T36">`offset' and `size'</text:span> attribute, <text:span text:style-name="T36">and accordingly the Address and Size value, the data type and encoding of the value in the memory space. The &lt;group&gt; tag will not change the interpretation of the `offset' attribute and `replication' attribute.</text:span></text:p>
        </text:list-item>
        <text:list-item>
          <text:p text:style-name="P69">All unknown tags that occur within the <text:change text:change-id="ct53759760"/><text:change-start text:change-id="ct102543408"/><text:span text:style-name="T16">element</text:span><text:change-end text:change-id="ct102543408"/> &lt;segment&gt; or &lt;group&gt; and have an attribute `size' shall be considered to be Data Elements with Address <text:span text:style-name="T5">defined as the End Address of the previous Data Element plus the value of the `offset' attribute, </text:span><text:span text:style-name="T16">and Size defined as the value of the `size' attribute in bytes. The `size' attribute of all future Data Elements shall be required.</text:span></text:p>
        </text:list-item>
      </text:list>
      <text:p text:style-name="P59">No assumptions may be made about major version 2 and up of this Standard.</text:p>
      <text:list xml:id="list6645839939661896410" text:style-name="Numbering_20_2">
        <text:list-item>
          <text:h text:style-name="P93" text:outline-level="1">Appendix: Schema</text:h>
        </text:list-item>
      </text:list>
      <text:p text:style-name="P22"><text:change-start text:change-id="ct80455520"/><text:span text:style-name="T50">&lt;?xml version="1.0" encoding="utf-8"?&gt;</text:span></text:p>
      <text:p text:style-name="P22"><text:span text:style-name="T50">&lt;?xml-stylesheet href="schema2xhtml.xsl" type="text/xsl"?&gt;</text:span></text:p>
      <text:p text:style-name="P22"><text:span text:style-name="T50">&lt;!-- XML Schema for OpenLCB Configuration Description Information (CDI) <text:s text:c="4"/>--&gt;</text:span></text:p>
      <text:p text:style-name="P22"><text:span text:style-name="T50">&lt;xs:schema version="CDI 1.1" xmlns:xs="http://www.w3.org/2001/XMLSchema" xmlns:xsi="http://www.w3.org/2001/XMLSchema-instance"&gt;</text:span></text:p>
      <text:p text:style-name="P22"><text:span text:style-name="T50"><text:s text:c="2"/></text:span></text:p>
      <text:p text:style-name="P22"><text:span text:style-name="T50"><text:s text:c="2"/>&lt;xs:complexType name="mapType"&gt;</text:span></text:p>
      <text:p text:style-name="P22"><text:span text:style-name="T50"><text:s text:c="4"/>&lt;xs:annotation&gt;</text:span></text:p>
      <text:p text:style-name="P22"><text:span text:style-name="T50"><text:s text:c="6"/>&lt;xs:documentation&gt;</text:span></text:p>
      <text:p text:style-name="P22"><text:span text:style-name="T50"><text:s text:c="8"/>A map relates one or more property elements (keys) </text:span></text:p>
      <text:p text:style-name="P22"><text:span text:style-name="T50"><text:s text:c="8"/>to specific values.</text:span></text:p>
      <text:p text:style-name="P22"><text:span text:style-name="T50"><text:s text:c="6"/>&lt;/xs:documentation&gt;</text:span></text:p>
      <text:p text:style-name="P22"><text:span text:style-name="T50"><text:s text:c="4"/>&lt;/xs:annotation&gt;</text:span></text:p>
      <text:p text:style-name="P22"><text:span text:style-name="T50"><text:s text:c="4"/>&lt;xs:sequence&gt;</text:span></text:p>
      <text:p text:style-name="P22"><text:span text:style-name="T50"><text:s text:c="6"/>&lt;xs:element name="name" minOccurs="0" maxOccurs="1" /&gt;</text:span></text:p>
      <text:p text:style-name="P22"><text:span text:style-name="T50"><text:s text:c="6"/>&lt;xs:element name="description" minOccurs="0" maxOccurs="1" /&gt;</text:span></text:p>
      <text:p text:style-name="P22"><text:span text:style-name="T50"><text:s text:c="6"/>&lt;xs:element name="relation" minOccurs="0" maxOccurs="unbounded"&gt;</text:span></text:p>
      <text:p text:style-name="P22"><text:span text:style-name="T50"><text:s text:c="8"/>&lt;xs:complexType&gt;</text:span></text:p>
      <text:p text:style-name="P22"><text:span text:style-name="T50"><text:s text:c="10"/>&lt;xs:sequence&gt;</text:span></text:p>
      <text:p text:style-name="P22"><text:span text:style-name="T50"><text:s text:c="12"/>&lt;xs:element name="property" minOccurs="1" maxOccurs="1" /&gt;</text:span></text:p>
      <text:p text:style-name="P22"><text:span text:style-name="T50"><text:s text:c="12"/>&lt;xs:element name="value" minOccurs="1" maxOccurs="1" /&gt;</text:span></text:p>
      <text:p text:style-name="P22"><text:span text:style-name="T50"><text:s text:c="10"/>&lt;/xs:sequence&gt;</text:span></text:p>
      <text:p text:style-name="P22"><text:span text:style-name="T50"><text:s text:c="8"/>&lt;/xs:complexType&gt;</text:span></text:p>
      <text:p text:style-name="P22"><text:span text:style-name="T50"><text:s text:c="6"/>&lt;/xs:element&gt;</text:span></text:p>
      <text:p text:style-name="P22"><text:span text:style-name="T50"><text:s text:c="4"/>&lt;/xs:sequence&gt;</text:span></text:p>
      <text:p text:style-name="P22"><text:span text:style-name="T50"><text:s text:c="2"/>&lt;/xs:complexType&gt;</text:span></text:p>
      <text:p text:style-name="P22"><text:span text:style-name="T50"><text:s text:c="2"/></text:span></text:p>
      <text:p text:style-name="P22"><text:span text:style-name="T50"><text:s text:c="2"/>&lt;xs:complexType name="groupType"&gt;</text:span></text:p>
      <text:p text:style-name="P22"><text:span text:style-name="T50"><text:s text:c="4"/>&lt;xs:sequence&gt;</text:span></text:p>
      <text:p text:style-name="P22"><text:span text:style-name="T50"><text:s text:c="6"/>&lt;xs:element name="name" minOccurs="0" maxOccurs="1" /&gt;</text:span></text:p>
      <text:p text:style-name="P22"><text:span text:style-name="T50"><text:s text:c="6"/>&lt;xs:element name="description" minOccurs="0" maxOccurs="1" /&gt;</text:span></text:p>
      <text:p text:style-name="P22"><text:span text:style-name="T50"><text:s text:c="6"/>&lt;xs:element name="repname" minOccurs="0" maxOccurs="1" /&gt;</text:span></text:p>
      <text:p text:style-name="P22"><text:span text:style-name="T50"><text:s text:c="6"/>&lt;xs:choice minOccurs="0" maxOccurs="unbounded"&gt;</text:span></text:p>
      <text:p text:style-name="P22"><text:span text:style-name="T50"><text:s text:c="8"/>&lt;xs:annotation&gt;</text:span></text:p>
      <text:p text:style-name="P22"><text:span text:style-name="T50"><text:s text:c="10"/>&lt;xs:documentation&gt;</text:span></text:p>
      <text:p text:style-name="P22"><text:span text:style-name="T50"><text:s text:c="12"/>Allows any sequence of the contained element types</text:span></text:p>
      <text:p text:style-name="P22"><text:span text:style-name="T50"><text:s text:c="10"/>&lt;/xs:documentation&gt;</text:span></text:p>
      <text:p text:style-name="P22"><text:span text:style-name="T50"><text:s text:c="8"/>&lt;/xs:annotation&gt;</text:span></text:p>
      <text:p text:style-name="P22"><text:span text:style-name="T50"><text:s text:c="8"/>&lt;xs:element name="group" type="groupType" minOccurs="0" maxOccurs="1" /&gt;</text:span></text:p>
      <text:p text:style-name="P22"><text:span text:style-name="T50"><text:s text:c="8"/>&lt;xs:element name="string" type="stringType" minOccurs="0" maxOccurs="1" /&gt;</text:span></text:p>
      <text:p text:style-name="P22"><text:span text:style-name="T50"><text:s text:c="8"/>&lt;xs:element name="int" type="intType" minOccurs="0" maxOccurs="1" /&gt;</text:span></text:p>
      <text:p text:style-name="P22"><text:span text:style-name="T50"><text:s text:c="8"/>&lt;xs:element name="eventid" type="eventidType" minOccurs="0" maxOccurs="1" /&gt;</text:span></text:p>
      <text:p text:style-name="P22"><text:span text:style-name="T50"><text:s text:c="6"/>&lt;/xs:choice&gt;</text:span></text:p>
      <text:p text:style-name="P22"><text:span text:style-name="T50"><text:s text:c="4"/>&lt;/xs:sequence&gt;</text:span></text:p>
      <text:p text:style-name="P22"><text:span text:style-name="T50"><text:s text:c="4"/>&lt;xs:attribute name="offset" type="xs:int" default="0"&gt;</text:span></text:p>
      <text:p text:style-name="P22"><text:span text:style-name="T50"><text:s text:c="6"/>&lt;xs:annotation&gt;</text:span></text:p>
      <text:p text:style-name="P22"><text:span text:style-name="T50"><text:s text:c="8"/>&lt;xs:documentation&gt;</text:span></text:p>
      <text:p text:style-name="P22"><text:span text:style-name="T50"><text:s text:c="10"/>Positive or negative offset between the address of </text:span></text:p>
      <text:p text:style-name="P22"><text:span text:style-name="T50"><text:s text:c="10"/>the end of previous element and the start of </text:span></text:p>
      <text:p text:style-name="P22"><text:span text:style-name="T50"><text:s text:c="10"/>this group's contents.</text:span></text:p>
      <text:p text:style-name="P22"><text:span text:style-name="T50"><text:s text:c="10"/>Offset of zero means that this element starts </text:span></text:p>
      <text:p text:style-name="P22"><text:span text:style-name="T50"><text:s text:c="10"/>immediately after the previous one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4"/>&lt;xs:attribute name="replication" type="xs:int" default="1" /&gt;</text:span></text:p>
      <text:p text:style-name="P22"><text:span text:style-name="T50"><text:s text:c="2"/>&lt;/xs:complexType&gt;</text:span></text:p>
      <text:p text:style-name="P22"><text:span text:style-name="T50"><text:s text:c="2"/></text:span></text:p>
      <text:p text:style-name="P22"><text:span text:style-name="T50"><text:s text:c="2"/>&lt;xs:complexType name="eventidType"&gt;</text:span></text:p>
      <text:p text:style-name="P22"><text:span text:style-name="T50"><text:s text:c="4"/>&lt;xs:sequence&gt;</text:span></text:p>
      <text:p text:style-name="P22"><text:span text:style-name="T50"><text:s text:c="6"/>&lt;xs:element name="name" minOccurs="0" maxOccurs="1" /&gt;</text:span></text:p>
      <text:p text:style-name="P22"><text:span text:style-name="T50"><text:s text:c="6"/>&lt;xs:element name="description" minOccurs="0" maxOccurs="1" /&gt;</text:span></text:p>
      <text:p text:style-name="P22"><text:span text:style-name="T50"><text:s text:c="6"/>&lt;xs:element name="map" type="mapType" minOccurs="0" maxOccurs="1" /&gt;</text:span></text:p>
      <text:p text:style-name="P22"><text:span text:style-name="T50"><text:s text:c="4"/>&lt;/xs:sequence&gt;</text:span></text:p>
      <text:p text:style-name="P22"><text:soft-page-break/><text:span text:style-name="T50"><text:s text:c="4"/>&lt;xs:attribute name="offset" type="xs:int" default="0"&gt;</text:span></text:p>
      <text:p text:style-name="P22"><text:span text:style-name="T50"><text:s text:c="6"/>&lt;xs:annotation&gt;</text:span></text:p>
      <text:p text:style-name="P22"><text:span text:style-name="T50"><text:s text:c="8"/>&lt;xs:documentation&gt;</text:span></text:p>
      <text:p text:style-name="P22"><text:span text:style-name="T50"><text:s text:c="10"/>Positive or negative offset between the address of </text:span></text:p>
      <text:p text:style-name="P22"><text:span text:style-name="T50"><text:s text:c="10"/>the end of previous element and the start of </text:span></text:p>
      <text:p text:style-name="P22"><text:span text:style-name="T50"><text:s text:c="10"/>this elements's contents.</text:span></text:p>
      <text:p text:style-name="P22"><text:span text:style-name="T50"><text:s text:c="10"/>Offset of zero means that this element starts </text:span></text:p>
      <text:p text:style-name="P22"><text:span text:style-name="T50"><text:s text:c="10"/>immediately after the previous one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2"/>&lt;/xs:complexType&gt;</text:span></text:p>
      <text:p text:style-name="P22"><text:span text:style-name="T50"><text:s text:c="2"/></text:span></text:p>
      <text:p text:style-name="P22"><text:span text:style-name="T50"><text:s text:c="2"/>&lt;xs:complexType name="intType"&gt;</text:span></text:p>
      <text:p text:style-name="P22"><text:span text:style-name="T50"><text:s text:c="4"/>&lt;xs:sequence&gt;</text:span></text:p>
      <text:p text:style-name="P22"><text:span text:style-name="T50"><text:s text:c="6"/>&lt;xs:element name="name" minOccurs="0" maxOccurs="1" /&gt;</text:span></text:p>
      <text:p text:style-name="P22"><text:span text:style-name="T50"><text:s text:c="6"/>&lt;xs:element name="description" minOccurs="0" maxOccurs="1" /&gt;</text:span></text:p>
      <text:p text:style-name="P22"><text:span text:style-name="T50"><text:s text:c="6"/>&lt;xs:element name="min" minOccurs="0" maxOccurs="1" /&gt;</text:span></text:p>
      <text:p text:style-name="P22"><text:span text:style-name="T50"><text:s text:c="6"/>&lt;xs:element name="max" minOccurs="0" maxOccurs="1" /&gt;</text:span></text:p>
      <text:p text:style-name="P22"><text:span text:style-name="T50"><text:s text:c="6"/>&lt;xs:element name="default" minOccurs="0" maxOccurs="1" /&gt;</text:span></text:p>
      <text:p text:style-name="P22"><text:span text:style-name="T50"><text:s text:c="6"/>&lt;xs:element name="map" type="mapType" minOccurs="0" maxOccurs="1"&gt;</text:span></text:p>
      <text:p text:style-name="P22"><text:span text:style-name="T50"><text:s text:c="8"/>&lt;xs:annotation&gt;</text:span></text:p>
      <text:p text:style-name="P22"><text:span text:style-name="T50"><text:s text:c="10"/>&lt;xs:documentation&gt;</text:span></text:p>
      <text:p text:style-name="P22"><text:span text:style-name="T50"><text:s text:c="12"/>The 'value' of each entry is displayed, and </text:span></text:p>
      <text:p text:style-name="P22"><text:span text:style-name="T50"><text:s text:c="12"/>the 'property' content (number) is sent </text:span></text:p>
      <text:p text:style-name="P22"><text:span text:style-name="T50"><text:s text:c="12"/>to/from the node</text:span></text:p>
      <text:p text:style-name="P22"><text:span text:style-name="T50"><text:s text:c="10"/>&lt;/xs:documentation&gt;</text:span></text:p>
      <text:p text:style-name="P22"><text:span text:style-name="T50"><text:s text:c="8"/>&lt;/xs:annotation&gt;</text:span></text:p>
      <text:p text:style-name="P22"><text:span text:style-name="T50"><text:s text:c="6"/>&lt;/xs:element&gt;</text:span></text:p>
      <text:p text:style-name="P22"><text:span text:style-name="T50"><text:s text:c="4"/>&lt;/xs:sequence&gt;</text:span></text:p>
      <text:p text:style-name="P22"><text:span text:style-name="T50"><text:s text:c="4"/>&lt;xs:attribute name="size" type="xs:int" default="1"&gt;</text:span></text:p>
      <text:p text:style-name="P22"><text:span text:style-name="T50"><text:s text:c="6"/>&lt;xs:annotation&gt;</text:span></text:p>
      <text:p text:style-name="P22"><text:span text:style-name="T50"><text:s text:c="8"/>&lt;xs:documentation&gt;</text:span></text:p>
      <text:p text:style-name="P22"><text:span text:style-name="T50"><text:s text:c="10"/>Storage size of this variable in bytes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4"/>&lt;xs:attribute name="offset" type="xs:int" default="0"&gt;</text:span></text:p>
      <text:p text:style-name="P22"><text:span text:style-name="T50"><text:s text:c="6"/>&lt;xs:annotation&gt;</text:span></text:p>
      <text:p text:style-name="P22"><text:span text:style-name="T50"><text:s text:c="8"/>&lt;xs:documentation&gt;</text:span></text:p>
      <text:p text:style-name="P22"><text:span text:style-name="T50"><text:s text:c="10"/>Positive or negative offset between the </text:span></text:p>
      <text:p text:style-name="P22"><text:span text:style-name="T50"><text:s text:c="10"/>address of the end of previous element and the </text:span></text:p>
      <text:p text:style-name="P22"><text:span text:style-name="T50"><text:s text:c="10"/>start of this elements's contents. </text:span></text:p>
      <text:p text:style-name="P22"><text:span text:style-name="T50"><text:s text:c="10"/>Offset of zero means that this element starts </text:span></text:p>
      <text:p text:style-name="P22"><text:span text:style-name="T50"><text:s text:c="10"/>immediately after the previous one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2"/>&lt;/xs:complexType&gt;</text:span></text:p>
      <text:p text:style-name="P22"><text:span text:style-name="T50"><text:s text:c="2"/></text:span></text:p>
      <text:p text:style-name="P22"><text:span text:style-name="T50"><text:s text:c="2"/>&lt;xs:complexType name="stringType"&gt;</text:span></text:p>
      <text:p text:style-name="P22"><text:span text:style-name="T50"><text:s text:c="4"/>&lt;xs:sequence&gt;</text:span></text:p>
      <text:p text:style-name="P22"><text:span text:style-name="T50"><text:s text:c="6"/>&lt;xs:element name="name" minOccurs="0" maxOccurs="1" /&gt;</text:span></text:p>
      <text:p text:style-name="P22"><text:span text:style-name="T50"><text:s text:c="6"/>&lt;xs:element name="description" minOccurs="0" maxOccurs="1" /&gt;</text:span></text:p>
      <text:p text:style-name="P22"><text:span text:style-name="T50"><text:s text:c="6"/>&lt;xs:element name="map" type="mapType" minOccurs="0" maxOccurs="1" /&gt;</text:span></text:p>
      <text:p text:style-name="P22"><text:span text:style-name="T50"><text:s text:c="4"/>&lt;/xs:sequence&gt;</text:span></text:p>
      <text:p text:style-name="P22"><text:span text:style-name="T50"><text:s text:c="4"/>&lt;xs:attribute name="size" type="xs:int" use="required"&gt;</text:span></text:p>
      <text:p text:style-name="P22"><text:span text:style-name="T50"><text:s text:c="6"/>&lt;xs:annotation&gt;</text:span></text:p>
      <text:p text:style-name="P22"><text:span text:style-name="T50"><text:s text:c="8"/>&lt;xs:documentation&gt;</text:span></text:p>
      <text:p text:style-name="P22"><text:span text:style-name="T50"><text:s text:c="10"/>Storage size of this variable in bytes. </text:span></text:p>
      <text:p text:style-name="P22"><text:span text:style-name="T50"><text:s text:c="10"/>This includes the trailing null byte that </text:span></text:p>
      <text:p text:style-name="P22"><text:span text:style-name="T50"><text:s text:c="10"/>terminates the string content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4"/>&lt;xs:attribute name="offset" type="xs:int" default="0"&gt;</text:span></text:p>
      <text:p text:style-name="P22"><text:span text:style-name="T50"><text:s text:c="6"/>&lt;xs:annotation&gt;</text:span></text:p>
      <text:p text:style-name="P22"><text:soft-page-break/><text:span text:style-name="T50"><text:s text:c="8"/>&lt;xs:documentation&gt;</text:span></text:p>
      <text:p text:style-name="P22"><text:span text:style-name="T50"><text:s text:c="10"/>Positive or negative offset between the </text:span></text:p>
      <text:p text:style-name="P22"><text:span text:style-name="T50"><text:s text:c="10"/>address of the end of previous element and the </text:span></text:p>
      <text:p text:style-name="P22"><text:span text:style-name="T50"><text:s text:c="10"/>start of this elements's contents. </text:span></text:p>
      <text:p text:style-name="P22"><text:span text:style-name="T50"><text:s text:c="10"/>Offset of zero means that this element starts </text:span></text:p>
      <text:p text:style-name="P22"><text:span text:style-name="T50"><text:s text:c="10"/>immediately after the previous one.</text:span></text:p>
      <text:p text:style-name="P22"><text:span text:style-name="T50"><text:s text:c="8"/>&lt;/xs:documentation&gt;</text:span></text:p>
      <text:p text:style-name="P22"><text:span text:style-name="T50"><text:s text:c="6"/>&lt;/xs:annotation&gt;</text:span></text:p>
      <text:p text:style-name="P22"><text:span text:style-name="T50"><text:s text:c="4"/>&lt;/xs:attribute&gt;</text:span></text:p>
      <text:p text:style-name="P22"><text:span text:style-name="T50"><text:s text:c="2"/>&lt;/xs:complexType&gt;</text:span></text:p>
      <text:p text:style-name="P22"><text:span text:style-name="T50"><text:s text:c="2"/></text:span></text:p>
      <text:p text:style-name="P22"><text:span text:style-name="T50"><text:s text:c="2"/>&lt;xs:element name="cdi"&gt;</text:span></text:p>
      <text:p text:style-name="P22"><text:span text:style-name="T50"><text:s text:c="4"/>&lt;xs:annotation&gt;</text:span></text:p>
      <text:p text:style-name="P22"><text:span text:style-name="T50"><text:s text:c="6"/>&lt;xs:documentation&gt;</text:span></text:p>
      <text:p text:style-name="P22"><text:span text:style-name="T50"><text:s text:c="8"/>This is the schema for Configuration </text:span></text:p>
      <text:p text:style-name="P22"><text:span text:style-name="T50"><text:s text:c="8"/>Description Information (cdi)</text:span></text:p>
      <text:p text:style-name="P22"><text:span text:style-name="T50"><text:s text:c="6"/>&lt;/xs:documentation&gt;</text:span></text:p>
      <text:p text:style-name="P22"><text:span text:style-name="T50"><text:s text:c="4"/>&lt;/xs:annotation&gt;</text:span></text:p>
      <text:p text:style-name="P22"><text:span text:style-name="T50"><text:s text:c="4"/>&lt;xs:complexType&gt;</text:span></text:p>
      <text:p text:style-name="P22"><text:span text:style-name="T50"><text:s text:c="6"/>&lt;xs:sequence&gt;</text:span></text:p>
      <text:p text:style-name="P22"><text:span text:style-name="T50"><text:s text:c="8"/>&lt;xs:element name="identification" minOccurs="0" maxOccurs="1"&gt;</text:span></text:p>
      <text:p text:style-name="P22"><text:span text:style-name="T50"><text:s text:c="10"/>&lt;xs:annotation&gt;</text:span></text:p>
      <text:p text:style-name="P22"><text:span text:style-name="T50"><text:s text:c="12"/>&lt;xs:documentation&gt;</text:span></text:p>
      <text:p text:style-name="P22"><text:span text:style-name="T50"><text:s text:c="14"/>Common first element to identify the decoder</text:span></text:p>
      <text:p text:style-name="P22"><text:span text:style-name="T50"><text:s text:c="12"/>&lt;/xs:documentation&gt;</text:span></text:p>
      <text:p text:style-name="P22"><text:span text:style-name="T50"><text:s text:c="10"/>&lt;/xs:annotation&gt;</text:span></text:p>
      <text:p text:style-name="P22"><text:span text:style-name="T50"><text:s text:c="10"/>&lt;xs:complexType&gt;</text:span></text:p>
      <text:p text:style-name="P22"><text:span text:style-name="T50"><text:s text:c="12"/>&lt;xs:sequence&gt;</text:span></text:p>
      <text:p text:style-name="P22"><text:span text:style-name="T50"><text:s text:c="14"/>&lt;xs:element name="manufacturer" minOccurs="0" maxOccurs="1" /&gt;</text:span></text:p>
      <text:p text:style-name="P22"><text:span text:style-name="T50"><text:s text:c="14"/>&lt;xs:element name="model" minOccurs="0" maxOccurs="1" /&gt;</text:span></text:p>
      <text:p text:style-name="P22"><text:span text:style-name="T50"><text:s text:c="14"/>&lt;xs:element name="hardwareVersion" minOccurs="0" maxOccurs="1" /&gt;</text:span></text:p>
      <text:p text:style-name="P22"><text:span text:style-name="T50"><text:s text:c="14"/>&lt;xs:element name="softwareVersion" minOccurs="0" maxOccurs="1" /&gt;</text:span></text:p>
      <text:p text:style-name="P22"><text:span text:style-name="T50"><text:s text:c="14"/>&lt;xs:element name="map" type="mapType" minOccurs="0" maxOccurs="1"&gt;</text:span></text:p>
      <text:p text:style-name="P22"><text:span text:style-name="T50"><text:s text:c="16"/>&lt;xs:annotation&gt;</text:span></text:p>
      <text:p text:style-name="P22"><text:span text:style-name="T50"><text:s text:c="18"/>&lt;xs:documentation&gt;</text:span></text:p>
      <text:p text:style-name="P22"><text:span text:style-name="T50"><text:s text:c="20"/>This map can be used to add arbitrary key/value </text:span></text:p>
      <text:p text:style-name="P22"><text:span text:style-name="T50"><text:s text:c="20"/>descriptions of the node.</text:span></text:p>
      <text:p text:style-name="P22"><text:span text:style-name="T50"><text:s text:c="18"/>&lt;/xs:documentation&gt;</text:span></text:p>
      <text:p text:style-name="P22"><text:span text:style-name="T50"><text:s text:c="16"/>&lt;/xs:annotation&gt;</text:span></text:p>
      <text:p text:style-name="P22"><text:span text:style-name="T50"><text:s text:c="14"/>&lt;/xs:element&gt;</text:span></text:p>
      <text:p text:style-name="P22"><text:span text:style-name="T50"><text:s text:c="12"/>&lt;/xs:sequence&gt;</text:span></text:p>
      <text:p text:style-name="P22"><text:span text:style-name="T50"><text:s text:c="10"/>&lt;/xs:complexType&gt;</text:span></text:p>
      <text:p text:style-name="P22"><text:span text:style-name="T50"><text:s text:c="8"/>&lt;/xs:element&gt;</text:span></text:p>
      <text:p text:style-name="P22"><text:span text:style-name="T50"><text:s text:c="8"/>&lt;xs:element name="acdi" minOccurs="0" maxOccurs="1"&gt;</text:span></text:p>
      <text:p text:style-name="P22"><text:span text:style-name="T50"><text:s text:c="10"/>&lt;xs:annotation&gt;</text:span></text:p>
      <text:p text:style-name="P22"><text:span text:style-name="T50"><text:s text:c="12"/>&lt;xs:documentation&gt;</text:span></text:p>
      <text:p text:style-name="P22"><text:span text:style-name="T50"><text:s text:c="14"/>Element that identifies that memory information is available </text:span></text:p>
      <text:p text:style-name="P22"><text:span text:style-name="T50"><text:s text:c="14"/>as defined by the Abbreviated Common Description Information </text:span></text:p>
      <text:p text:style-name="P22"><text:span text:style-name="T50"><text:s text:c="14"/>(ACDI) standard.</text:span></text:p>
      <text:p text:style-name="P22"><text:span text:style-name="T50"><text:s text:c="12"/>&lt;/xs:documentation&gt;</text:span></text:p>
      <text:p text:style-name="P22"><text:span text:style-name="T50"><text:s text:c="10"/>&lt;/xs:annotation&gt;</text:span></text:p>
      <text:p text:style-name="P22"><text:span text:style-name="T50"><text:s text:c="10"/>&lt;xs:complexType&gt;</text:span></text:p>
      <text:p text:style-name="P22"><text:span text:style-name="T50"><text:s text:c="12"/>&lt;xs:attribute name="fixed" type="xs:int" default="4"&gt;</text:span></text:p>
      <text:p text:style-name="P22"><text:span text:style-name="T50"><text:s text:c="14"/>&lt;xs:annotation&gt;</text:span></text:p>
      <text:p text:style-name="P22"><text:span text:style-name="T50"><text:s text:c="16"/>&lt;xs:documentation&gt;</text:span></text:p>
      <text:p text:style-name="P22"><text:span text:style-name="T50"><text:s text:c="18"/>The decimal version number of the format for the fixed </text:span></text:p>
      <text:p text:style-name="P22"><text:span text:style-name="T50"><text:s text:c="18"/>information block.</text:span></text:p>
      <text:p text:style-name="P22"><text:span text:style-name="T50"><text:s text:c="16"/>&lt;/xs:documentation&gt;</text:span></text:p>
      <text:p text:style-name="P22"><text:span text:style-name="T50"><text:s text:c="14"/>&lt;/xs:annotation&gt;</text:span></text:p>
      <text:p text:style-name="P22"><text:span text:style-name="T50"><text:s text:c="12"/>&lt;/xs:attribute&gt;</text:span></text:p>
      <text:p text:style-name="P22"><text:span text:style-name="T50"><text:s text:c="12"/>&lt;xs:attribute name="var" type="xs:int" default="2"&gt;</text:span></text:p>
      <text:p text:style-name="P22"><text:span text:style-name="T50"><text:s text:c="14"/>&lt;xs:annotation&gt;</text:span></text:p>
      <text:p text:style-name="P22"><text:span text:style-name="T50"><text:s text:c="16"/>&lt;xs:documentation&gt;</text:span></text:p>
      <text:p text:style-name="P22"><text:span text:style-name="T50"><text:s text:c="18"/>The decimal version number of the format for </text:span></text:p>
      <text:p text:style-name="P22"><text:span text:style-name="T50"><text:s text:c="18"/>the variable information block.</text:span></text:p>
      <text:p text:style-name="P22"><text:span text:style-name="T50"><text:s text:c="16"/>&lt;/xs:documentation&gt;</text:span></text:p>
      <text:p text:style-name="P22"><text:span text:style-name="T50"><text:s text:c="14"/>&lt;/xs:annotation&gt;</text:span></text:p>
      <text:p text:style-name="P22"><text:soft-page-break/><text:span text:style-name="T50"><text:s text:c="12"/>&lt;/xs:attribute&gt;</text:span></text:p>
      <text:p text:style-name="P22"><text:span text:style-name="T50"><text:s text:c="10"/>&lt;/xs:complexType&gt;</text:span></text:p>
      <text:p text:style-name="P22"><text:span text:style-name="T50"><text:s text:c="8"/>&lt;/xs:element&gt;</text:span></text:p>
      <text:p text:style-name="P22"><text:span text:style-name="T50"><text:s text:c="8"/>&lt;xs:element name="segment" minOccurs="0" maxOccurs="unbounded"&gt;</text:span></text:p>
      <text:p text:style-name="P22"><text:span text:style-name="T50"><text:s text:c="10"/>&lt;xs:annotation&gt;</text:span></text:p>
      <text:p text:style-name="P22"><text:span text:style-name="T50"><text:s text:c="12"/>&lt;xs:documentation&gt;</text:span></text:p>
      <text:p text:style-name="P22"><text:span text:style-name="T50"><text:s text:c="14"/>Define the contents of a memory space</text:span></text:p>
      <text:p text:style-name="P22"><text:span text:style-name="T50"><text:s text:c="12"/>&lt;/xs:documentation&gt;</text:span></text:p>
      <text:p text:style-name="P22"><text:span text:style-name="T50"><text:s text:c="10"/>&lt;/xs:annotation&gt;</text:span></text:p>
      <text:p text:style-name="P22"><text:span text:style-name="T50"><text:s text:c="10"/>&lt;xs:complexType&gt;</text:span></text:p>
      <text:p text:style-name="P22"><text:span text:style-name="T50"><text:s text:c="12"/>&lt;xs:sequence&gt;</text:span></text:p>
      <text:p text:style-name="P22"><text:span text:style-name="T50"><text:s text:c="14"/>&lt;xs:element name="name" minOccurs="0" maxOccurs="1" /&gt;</text:span></text:p>
      <text:p text:style-name="P22"><text:span text:style-name="T50"><text:s text:c="14"/>&lt;xs:element name="description" minOccurs="0" maxOccurs="1" /&gt;</text:span></text:p>
      <text:p text:style-name="P22"><text:span text:style-name="T50"><text:s text:c="14"/>&lt;xs:choice minOccurs="0" maxOccurs="unbounded"&gt;</text:span></text:p>
      <text:p text:style-name="P22"><text:span text:style-name="T50"><text:s text:c="16"/>&lt;xs:annotation&gt;</text:span></text:p>
      <text:p text:style-name="P22"><text:span text:style-name="T50"><text:s text:c="18"/>&lt;xs:documentation&gt;</text:span></text:p>
      <text:p text:style-name="P22"><text:span text:style-name="T50"><text:s text:c="20"/>Allows any sequence of the contained element types</text:span></text:p>
      <text:p text:style-name="P22"><text:span text:style-name="T50"><text:s text:c="18"/>&lt;/xs:documentation&gt;</text:span></text:p>
      <text:p text:style-name="P22"><text:span text:style-name="T50"><text:s text:c="16"/>&lt;/xs:annotation&gt;</text:span></text:p>
      <text:p text:style-name="P22"><text:span text:style-name="T50"><text:s text:c="16"/>&lt;xs:element name="group" type="groupType" minOccurs="0" maxOccurs="1"&gt;</text:span></text:p>
      <text:p text:style-name="P22"><text:span text:style-name="T50"><text:s text:c="18"/>&lt;xs:annotation&gt;</text:span></text:p>
      <text:p text:style-name="P22"><text:span text:style-name="T50"><text:s text:c="20"/>&lt;xs:documentation&gt;</text:span></text:p>
      <text:p text:style-name="P22"><text:span text:style-name="T50"><text:s text:c="22"/>Allows grouping and replication of multiple locations.</text:span></text:p>
      <text:p text:style-name="P22"><text:span text:style-name="T50"><text:s text:c="20"/>&lt;/xs:documentation&gt;</text:span></text:p>
      <text:p text:style-name="P22"><text:span text:style-name="T50"><text:s text:c="18"/>&lt;/xs:annotation&gt;</text:span></text:p>
      <text:p text:style-name="P22"><text:span text:style-name="T50"><text:s text:c="16"/>&lt;/xs:element&gt;</text:span></text:p>
      <text:p text:style-name="P22"><text:span text:style-name="T50"><text:s text:c="16"/>&lt;xs:element name="string" type="stringType" minOccurs="0" maxOccurs="1"&gt;</text:span></text:p>
      <text:p text:style-name="P22"><text:span text:style-name="T50"><text:s text:c="18"/>&lt;xs:annotation&gt;</text:span></text:p>
      <text:p text:style-name="P22"><text:span text:style-name="T50"><text:s text:c="20"/>&lt;xs:documentation&gt;</text:span></text:p>
      <text:p text:style-name="P22"><text:span text:style-name="T50"><text:s text:c="22"/>Describes a human-readable UTF-8 string in the data.</text:span></text:p>
      <text:p text:style-name="P22"><text:span text:style-name="T50"><text:s text:c="20"/>&lt;/xs:documentation&gt;</text:span></text:p>
      <text:p text:style-name="P22"><text:span text:style-name="T50"><text:s text:c="18"/>&lt;/xs:annotation&gt;</text:span></text:p>
      <text:p text:style-name="P22"><text:span text:style-name="T50"><text:s text:c="16"/>&lt;/xs:element&gt;</text:span></text:p>
      <text:p text:style-name="P22"><text:span text:style-name="T50"><text:s text:c="16"/>&lt;xs:element name="int" type="intType" minOccurs="0" maxOccurs="1"&gt;</text:span></text:p>
      <text:p text:style-name="P22"><text:span text:style-name="T50"><text:s text:c="18"/>&lt;xs:annotation&gt;</text:span></text:p>
      <text:p text:style-name="P22"><text:span text:style-name="T50"><text:s text:c="20"/>&lt;xs:documentation&gt;</text:span></text:p>
      <text:p text:style-name="P22"><text:span text:style-name="T50"><text:s text:c="22"/>Describes an integer value in the data. </text:span></text:p>
      <text:p text:style-name="P22"><text:span text:style-name="T50"><text:s text:c="22"/>The field can be considered either a number, </text:span></text:p>
      <text:p text:style-name="P22"><text:span text:style-name="T50"><text:s text:c="22"/>or a set of specific coded values via a map.</text:span></text:p>
      <text:p text:style-name="P22"><text:span text:style-name="T50"><text:s text:c="20"/>&lt;/xs:documentation&gt;</text:span></text:p>
      <text:p text:style-name="P22"><text:span text:style-name="T50"><text:s text:c="18"/>&lt;/xs:annotation&gt;</text:span></text:p>
      <text:p text:style-name="P22"><text:span text:style-name="T50"><text:s text:c="16"/>&lt;/xs:element&gt;</text:span></text:p>
      <text:p text:style-name="P22"><text:span text:style-name="T50"><text:s text:c="16"/>&lt;xs:element name="eventid" type="eventidType" minOccurs="0" maxOccurs="1"&gt;</text:span></text:p>
      <text:p text:style-name="P22"><text:span text:style-name="T50"><text:s text:c="18"/>&lt;xs:annotation&gt;</text:span></text:p>
      <text:p text:style-name="P22"><text:span text:style-name="T50"><text:s text:c="20"/>&lt;xs:documentation&gt;</text:span></text:p>
      <text:p text:style-name="P22"><text:span text:style-name="T50"><text:s text:c="22"/>Describes an 8-byte Event ID in the data.</text:span></text:p>
      <text:p text:style-name="P22"><text:span text:style-name="T50"><text:s text:c="20"/>&lt;/xs:documentation&gt;</text:span></text:p>
      <text:p text:style-name="P22"><text:span text:style-name="T50"><text:s text:c="18"/>&lt;/xs:annotation&gt;</text:span></text:p>
      <text:p text:style-name="P22"><text:span text:style-name="T50"><text:s text:c="16"/>&lt;/xs:element&gt;</text:span></text:p>
      <text:p text:style-name="P22"/>
      <text:p text:style-name="P22"><text:span text:style-name="T50">&lt;!-- </text:span></text:p>
      <text:p text:style-name="P22"><text:span text:style-name="T50"><text:s text:c="16"/>XML Schema 1.1 construct expressing extensibility promise</text:span></text:p>
      <text:p text:style-name="P22"><text:span text:style-name="T50"><text:s text:c="16"/>&lt;xs:assert test="every $x in * satisfies (exists($x/@size) and $x/@size castable to xs:integer)"/&gt; </text:span></text:p>
      <text:p text:style-name="P22"><text:span text:style-name="T50"><text:s text:c="16"/>&lt;xs:assert test="every $x in * satisfies (exists($x/@offset) and $x/@offset castable to xs:integer)"/&gt; </text:span></text:p>
      <text:p text:style-name="P22"><text:span text:style-name="T50"><text:s text:c="16"/>&lt;xs:any minOccurs="0" maxOccurs="1" processContents="lax"&gt;</text:span></text:p>
      <text:p text:style-name="P22"><text:span text:style-name="T50"><text:s text:c="18"/>&lt;xs:annotation&gt;</text:span></text:p>
      <text:p text:style-name="P22"><text:span text:style-name="T50"><text:s text:c="20"/>&lt;xs:documentation&gt;</text:span></text:p>
      <text:p text:style-name="P22"><text:span text:style-name="T50"><text:s text:c="22"/>Extension point for future schema</text:span></text:p>
      <text:p text:style-name="P22"><text:span text:style-name="T50"><text:s text:c="20"/>&lt;/xs:documentation&gt;</text:span></text:p>
      <text:p text:style-name="P22"><text:span text:style-name="T50"><text:s text:c="18"/>&lt;/xs:annotation&gt;</text:span></text:p>
      <text:p text:style-name="P22"><text:span text:style-name="T50"><text:s text:c="16"/>&lt;/xs:any&gt;</text:span></text:p>
      <text:p text:style-name="P22"><text:span text:style-name="T50"><text:s/>--&gt;</text:span></text:p>
      <text:p text:style-name="P22"><text:span text:style-name="T50"><text:s text:c="16"/></text:span></text:p>
      <text:p text:style-name="P22"><text:span text:style-name="T50"><text:s text:c="14"/>&lt;/xs:choice&gt;</text:span></text:p>
      <text:p text:style-name="P22"><text:span text:style-name="T50"><text:s text:c="12"/>&lt;/xs:sequence&gt;</text:span></text:p>
      <text:p text:style-name="P22"><text:soft-page-break/><text:span text:style-name="T50"><text:s text:c="12"/>&lt;xs:attribute name="space" type="xs:int" use="required"&gt;</text:span></text:p>
      <text:p text:style-name="P22"><text:span text:style-name="T50"><text:s text:c="14"/>&lt;xs:annotation&gt;</text:span></text:p>
      <text:p text:style-name="P22"><text:span text:style-name="T50"><text:s text:c="16"/>&lt;xs:documentation&gt;</text:span></text:p>
      <text:p text:style-name="P22"><text:span text:style-name="T50"><text:s text:c="18"/>The decimal number of the address space where the information is found.</text:span></text:p>
      <text:p text:style-name="P22"><text:span text:style-name="T50"><text:s text:c="16"/>&lt;/xs:documentation&gt;</text:span></text:p>
      <text:p text:style-name="P22"><text:span text:style-name="T50"><text:s text:c="14"/>&lt;/xs:annotation&gt;</text:span></text:p>
      <text:p text:style-name="P22"><text:span text:style-name="T50"><text:s text:c="12"/>&lt;/xs:attribute&gt;</text:span></text:p>
      <text:p text:style-name="P22"><text:span text:style-name="T50"><text:s text:c="12"/>&lt;xs:attribute name="origin" type="xs:int" default="0"&gt;</text:span></text:p>
      <text:p text:style-name="P22"><text:span text:style-name="T50"><text:s text:c="14"/>&lt;xs:annotation&gt;</text:span></text:p>
      <text:p text:style-name="P22"><text:span text:style-name="T50"><text:s text:c="16"/>&lt;xs:documentation&gt;</text:span></text:p>
      <text:p text:style-name="P22"><text:span text:style-name="T50"><text:s text:c="18"/>Starting address of the segment's contents </text:span></text:p>
      <text:p text:style-name="P22"><text:span text:style-name="T50"><text:s text:c="18"/>within the memory space.</text:span></text:p>
      <text:p text:style-name="P22"><text:span text:style-name="T50"><text:s text:c="16"/>&lt;/xs:documentation&gt;</text:span></text:p>
      <text:p text:style-name="P22"><text:span text:style-name="T50"><text:s text:c="14"/>&lt;/xs:annotation&gt;</text:span></text:p>
      <text:p text:style-name="P22"><text:span text:style-name="T50"><text:s text:c="12"/>&lt;/xs:attribute&gt;</text:span></text:p>
      <text:p text:style-name="P22"><text:span text:style-name="T50"><text:s text:c="10"/>&lt;/xs:complexType&gt;</text:span></text:p>
      <text:p text:style-name="P22"><text:span text:style-name="T50"><text:s text:c="8"/>&lt;/xs:element&gt;</text:span></text:p>
      <text:p text:style-name="P22"><text:span text:style-name="T50"><text:s text:c="6"/>&lt;/xs:sequence&gt;</text:span></text:p>
      <text:p text:style-name="P22"><text:span text:style-name="T50"><text:s text:c="4"/>&lt;/xs:complexType&gt;</text:span></text:p>
      <text:p text:style-name="P22"><text:span text:style-name="T50"><text:s text:c="2"/>&lt;/xs:element&gt;</text:span></text:p>
      <text:p text:style-name="P22"><text:span text:style-name="T50">&lt;/xs:schema&gt;</text:span></text:p>
      <text:p text:style-name="P24"><text:change-end text:change-id="ct80455520"/><text:change text:change-id="ct447850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01"><text:s/>1 Introduction (Informative)<text:tab/>1</text:p>
          <text:p text:style-name="P101"><text:s/>2 Intended Use (Informative)<text:tab/>1</text:p>
          <text:p text:style-name="P101"><text:s/>3 References and Context (Informative)<text:tab/>1</text:p>
          <text:p text:style-name="P101"><text:s/>4 Content (Normative)<text:tab/>2</text:p>
          <text:p text:style-name="P101"><text:s/>5 Format (normative)<text:tab/>2</text:p>
          <text:p text:style-name="P102"><text:s/>5.1 XML Elements<text:tab/>3</text:p>
          <text:p text:style-name="P103"><text:s/>5.1.1 &lt;identification&gt; Element<text:tab/>3</text:p>
          <text:p text:style-name="P103"><text:s/>5.1.2 &lt;acdi&gt; Element<text:tab/>3</text:p>
          <text:p text:style-name="P103"><text:s/>5.1.3 &lt;segment&gt; Element<text:tab/>4</text:p>
          <text:p text:style-name="P103"><text:s/>5.1.4 Data Elements<text:tab/>4</text:p>
          <text:p text:style-name="P104"><text:s/>5.1.4.1 &lt;group&gt; Element<text:tab/>4</text:p>
          <text:p text:style-name="P104"><text:s/>5.1.4.2 &lt;int&gt; Element<text:tab/>4</text:p>
          <text:p text:style-name="P104"><text:s/>5.1.4.3 &lt;string&gt; Element<text:tab/>5</text:p>
          <text:p text:style-name="P104"><text:s/>5.1.4.4 &lt;eventid&gt; Element<text:tab/>5</text:p>
          <text:p text:style-name="P101"><text:s/>6 Future Extension (Normative)<text:tab/>5</text:p>
          <text:p text:style-name="P101"><text:s/>AAppendix: Schema<text:tab/>7</text:p>
        </text:index-body>
      </text:table-of-content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5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Configuration Desciption Information Standard</text:p>
      </style:header>
      <style:footer>
        <text:p text:style-name="MP4"><text:span text:style-name="Page_20_Number"><text:span text:style-name="MT2">Copyright 2012-2015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5</text:page-number></text:span></text:span><text:span text:style-name="Page_20_Number"><text:span text:style-name="MT2"> of </text:span></text:span><text:span text:style-name="Page_20_Number"><text:span text:style-name="MT2"><text:page-count style:num-format="1">16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15T16:39:11.839837082">Feb 15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6.73624118882306E-017) rotate (0.785398163397448) translate (0.00972222222222222in 5.0918088363954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5T16:39:11.844751811">Feb 15, 2015</text:date></text:p>
            </table:table-cell>
            <table:table-cell table:style-name="Table1.C1" office:value-type="string">
              <text:p text:style-name="MP9">In Review</text:p>
            </table:table-cell>
          </table:table-row>
        </table:table>
        <text:p text:style-name="Header"/>
      </style:header>
      <style:footer>
        <text:p text:style-name="MP10"><text:span text:style-name="Page_20_Number"><text:span text:style-name="MT2">Copyright 2012-2015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6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15T16:39:11.845990866">Feb 15, 2015</text:date></text:span></text:span></text:p>
        <text:p text:style-name="MP11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125</meta:editing-cycles>
    <meta:editing-duration>PT18H59M57S</meta:editing-duration>
    <meta:generator>LibreOffice/4.2.7.2$Linux_X86_64 LibreOffice_project/420m0$Build-2</meta:generator>
    <dc:date>2015-02-15T16:39:11.783334387</dc:date>
    <dc:creator>Balazs Racz</dc:creator>
    <meta:document-statistic meta:table-count="3" meta:image-count="1" meta:object-count="0" meta:page-count="16" meta:paragraph-count="445" meta:word-count="2687" meta:character-count="23098" meta:non-whitespace-character-count="17904"/>
    <meta:user-defined meta:name="Info 1"/>
    <meta:user-defined meta:name="Info 2"/>
    <meta:user-defined meta:name="Info 3"/>
    <meta:user-defined meta:name="Info 4"/>
  </office:meta>
</office:document-meta>
</file>